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acaracoacarapna-pna-ACCC5L/cotacao" xlink:type="simple">ACARACOACARAPNA PNA</text:a></text:p>
          </table:table-cell>
          <table:table-cell office:value-type="string" calcext:value-type="string">
            <text:p>ACCC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dvanced-dh-on-ADHM3/cotacao" xlink:type="simple">ADVANCED-DH ON</text:a></text:p>
          </table:table-cell>
          <table:table-cell office:value-type="string" calcext:value-type="string">
            <text:p>ADH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dvanced-dh-on-ADHM9/cotacao" xlink:type="simple">ADVANCED-DH ON</text:a></text:p>
          </table:table-cell>
          <table:table-cell office:value-type="string" calcext:value-type="string">
            <text:p>ADHM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dvanced-dh-on-ADHM1/cotacao" xlink:type="simple">ADVANCED-DH ON</text:a></text:p>
          </table:table-cell>
          <table:table-cell office:value-type="string" calcext:value-type="string">
            <text:p>ADH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ris-industria-e-comerc-on-AERI3/cotacao" xlink:type="simple">Aeris Industria E Comerc... ON</text:a></text:p>
          </table:table-cell>
          <table:table-cell office:value-type="string" calcext:value-type="string">
            <text:p>AER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s-brasil-energia-on-AESB3/cotacao" xlink:type="simple">AES Brasil Energia ON</text:a></text:p>
          </table:table-cell>
          <table:table-cell office:value-type="string" calcext:value-type="string">
            <text:p>AES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es-tiete-e-TIET-DEB43L0/cotacao" xlink:type="simple">AES TIETE E</text:a></text:p>
          </table:table-cell>
          <table:table-cell office:value-type="string" calcext:value-type="string">
            <text:p>TIET-DEB43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es-tiete-e-TIET-DEB43B0/cotacao" xlink:type="simple">AES TIETE E</text:a></text:p>
          </table:table-cell>
          <table:table-cell office:value-type="string" calcext:value-type="string">
            <text:p>TIET-DEB43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es-tiete-e-TIET-DEB43L1/cotacao" xlink:type="simple">AES TIETE E</text:a></text:p>
          </table:table-cell>
          <table:table-cell office:value-type="string" calcext:value-type="string">
            <text:p>TIET-DEB43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s-tiete-on-TIET3/cotacao" xlink:type="simple">AES TIETÊ ON</text:a></text:p>
          </table:table-cell>
          <table:table-cell office:value-type="string" calcext:value-type="string">
            <text:p>TIE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es-tiete-pn-TIET4/cotacao" xlink:type="simple">AES TIETÊ PN</text:a></text:p>
          </table:table-cell>
          <table:table-cell office:value-type="string" calcext:value-type="string">
            <text:p>TIE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fluente-on-AFLT3/cotacao" xlink:type="simple">AFLUENTE ON</text:a></text:p>
          </table:table-cell>
          <table:table-cell office:value-type="string" calcext:value-type="string">
            <text:p>AFL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vidualizado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gro-industrial-de-cerea-pnb-AGVE6L/cotacao" xlink:type="simple">Agro Industrial De Cerea... PNB</text:a></text:p>
          </table:table-cell>
          <table:table-cell office:value-type="string" calcext:value-type="string">
            <text:p>AGVE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-industrial-de-cerea-pna-AGVE5L/cotacao" xlink:type="simple">Agro Industrial De Cerea... PNA</text:a></text:p>
          </table:table-cell>
          <table:table-cell office:value-type="string" calcext:value-type="string">
            <text:p>AGVE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-pontal-pna-pna-AGPP5L/cotacao" xlink:type="simple">Agro Pontal PNA PNA</text:a></text:p>
          </table:table-cell>
          <table:table-cell office:value-type="string" calcext:value-type="string">
            <text:p>AGPP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industrial-e-pastori-pna-AIPN5L/cotacao" xlink:type="simple">Agroindustrial e Pastori... PNA</text:a></text:p>
          </table:table-cell>
          <table:table-cell office:value-type="string" calcext:value-type="string">
            <text:p>AIPN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massa-pna-pna-ARSA5L/cotacao" xlink:type="simple">AGROMASSA PNA PNA</text:a></text:p>
          </table:table-cell>
          <table:table-cell office:value-type="string" calcext:value-type="string">
            <text:p>AR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belo-horizo-pna-AGBH5L/cotacao" xlink:type="simple">Agropecuaria Belo Horizo... PNA</text:a></text:p>
          </table:table-cell>
          <table:table-cell office:value-type="string" calcext:value-type="string">
            <text:p>AGBH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buriti-pna-BURI5L/cotacao" xlink:type="simple">Agropecuaria Buriti PNA</text:a></text:p>
          </table:table-cell>
          <table:table-cell office:value-type="string" calcext:value-type="string">
            <text:p>BURI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ricastro-pna-RCRO5L/cotacao" xlink:type="simple">Agropecuaria Ricastro PNA</text:a></text:p>
          </table:table-cell>
          <table:table-cell office:value-type="string" calcext:value-type="string">
            <text:p>RCRO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santa-rosa-pna-AGSR5L/cotacao" xlink:type="simple">Agropecuaria Santa Rosa PNA</text:a></text:p>
          </table:table-cell>
          <table:table-cell office:value-type="string" calcext:value-type="string">
            <text:p>AGSR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serra-azul-pna-AGSA5L/cotacao" xlink:type="simple">Agropecuaria Serra Azul PNA</text:a></text:p>
          </table:table-cell>
          <table:table-cell office:value-type="string" calcext:value-type="string">
            <text:p>AG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vale-rio-acre-pna-VLRA5L/cotacao" xlink:type="simple">Agropecuaria Vale Rio Acre PNA</text:a></text:p>
          </table:table-cell>
          <table:table-cell office:value-type="string" calcext:value-type="string">
            <text:p>VLR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gropecuaria-vale-rio-acre-pnc-VLRA7L/cotacao" xlink:type="simple">Agropecuaria Vale Rio Acre PNC</text:a></text:p>
          </table:table-cell>
          <table:table-cell office:value-type="string" calcext:value-type="string">
            <text:p>VLRA7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ef-on-ALEF3B/cotacao" xlink:type="simple">Alef ON</text:a></text:p>
          </table:table-cell>
          <table:table-cell office:value-type="string" calcext:value-type="string">
            <text:p>ALEF3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vidualizado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pnb-RPAD6/cotacao" xlink:type="simple">ALFA PNB</text:a></text:p>
          </table:table-cell>
          <table:table-cell office:value-type="string" calcext:value-type="string">
            <text:p>RPAD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vidualizado</text:p>
          </table:table-cell>
        </table:table-row>
        <table:table-row table:style-name="ro1">
          <table:table-cell office:value-type="string" calcext:value-type="string">
            <text:p><text:a xlink:href="https://br.advfn.com/bolsa-de-valores/bovespa/alfa-pna-RPAD5/cotacao" xlink:type="simple">ALFA PNA</text:a></text:p>
          </table:table-cell>
          <table:table-cell office:value-type="string" calcext:value-type="string">
            <text:p>RPAD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on-RPAD3/cotacao" xlink:type="simple">ALFA ON</text:a></text:p>
          </table:table-cell>
          <table:table-cell office:value-type="string" calcext:value-type="string">
            <text:p>RPA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lpark-empreendimentos-on-ALPK3/cotacao" xlink:type="simple">Allpark Empreendimentos ... ON</text:a></text:p>
          </table:table-cell>
          <table:table-cell office:value-type="string" calcext:value-type="string">
            <text:p>ALP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er-on-APER1/cotacao" xlink:type="simple">ALPER ON</text:a></text:p>
          </table:table-cell>
          <table:table-cell office:value-type="string" calcext:value-type="string">
            <text:p>APE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er-on-APER3/cotacao" xlink:type="simple">ALPER ON</text:a></text:p>
          </table:table-cell>
          <table:table-cell office:value-type="string" calcext:value-type="string">
            <text:p>AP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er-on-APER9/cotacao" xlink:type="simple">ALPER ON</text:a></text:p>
          </table:table-cell>
          <table:table-cell office:value-type="string" calcext:value-type="string">
            <text:p>APER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haville-on-AVLL3/cotacao" xlink:type="simple">Alphaville ON</text:a></text:p>
          </table:table-cell>
          <table:table-cell office:value-type="string" calcext:value-type="string">
            <text:p>AVL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phaville-on-AVLL11/cotacao" xlink:type="simple">Alphaville ON</text:a></text:p>
          </table:table-cell>
          <table:table-cell office:value-type="string" calcext:value-type="string">
            <text:p>AVL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mazon-componentes-ama-pna-ALMZ5L/cotacao" xlink:type="simple">Alumazon Componentes Ama... PNA</text:a></text:p>
          </table:table-cell>
          <table:table-cell office:value-type="string" calcext:value-type="string">
            <text:p>ALMZ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minio-extrudado-brasi-pn-ALMN4L/cotacao" xlink:type="simple">Aluminio Extrudado Brasi... PN</text:a></text:p>
          </table:table-cell>
          <table:table-cell office:value-type="string" calcext:value-type="string">
            <text:p>ALMN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par-on-ALUP3/cotacao" xlink:type="simple">ALUPAR ON</text:a></text:p>
          </table:table-cell>
          <table:table-cell office:value-type="string" calcext:value-type="string">
            <text:p>ALU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upar-pn-ALUP4/cotacao" xlink:type="simple">ALUPAR PN</text:a></text:p>
          </table:table-cell>
          <table:table-cell office:value-type="string" calcext:value-type="string">
            <text:p>ALU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azon-golf-pna-AZGT5L/cotacao" xlink:type="simple">Amazon Golf PNA</text:a></text:p>
          </table:table-cell>
          <table:table-cell office:value-type="string" calcext:value-type="string">
            <text:p>AZG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bev-s-a-on-ABEV3/cotacao" xlink:type="simple">AMBEV S/A ON</text:a></text:p>
          </table:table-cell>
          <table:table-cell office:value-type="string" calcext:value-type="string">
            <text:p>AB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bipar-participacoes-e-on-AMBP3/cotacao" xlink:type="simple">Ambipar Participacoes e ... ON</text:a></text:p>
          </table:table-cell>
          <table:table-cell office:value-type="string" calcext:value-type="string">
            <text:p>AMB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pla-energ-on-CBEE3/cotacao" xlink:type="simple">AMPLA ENERG ON</text:a></text:p>
          </table:table-cell>
          <table:table-cell office:value-type="string" calcext:value-type="string">
            <text:p>CBE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on-CANT3B/cotacao" xlink:type="simple">Andrade Gutierrez Partic... ON</text:a></text:p>
          </table:table-cell>
          <table:table-cell office:value-type="string" calcext:value-type="string">
            <text:p>CANT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pn-CANT4/cotacao" xlink:type="simple">Andrade Gutierrez Partic... PN</text:a></text:p>
          </table:table-cell>
          <table:table-cell office:value-type="string" calcext:value-type="string">
            <text:p>CAN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on-CANT3/cotacao" xlink:type="simple">Andrade Gutierrez Partic... ON</text:a></text:p>
          </table:table-cell>
          <table:table-cell office:value-type="string" calcext:value-type="string">
            <text:p>CA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drade-gutierrez-partic-pn-CANT4B/cotacao" xlink:type="simple">Andrade Gutierrez Partic... PN</text:a></text:p>
          </table:table-cell>
          <table:table-cell office:value-type="string" calcext:value-type="string">
            <text:p>CANT4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gelica-pna-pna-SAIS5L/cotacao" xlink:type="simple">Angelica Pna PNA</text:a></text:p>
          </table:table-cell>
          <table:table-cell office:value-type="string" calcext:value-type="string">
            <text:p>SAIS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nima-on-ANIM3/cotacao" xlink:type="simple">ANIMA ON</text:a></text:p>
          </table:table-cell>
          <table:table-cell office:value-type="string" calcext:value-type="string">
            <text:p>ANI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piacas-pna-pna-APAK5L/cotacao" xlink:type="simple">APIACAS PNA PNA</text:a></text:p>
          </table:table-cell>
          <table:table-cell office:value-type="string" calcext:value-type="string">
            <text:p>APAK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raguaia-pnb-AHEV6L/cotacao" xlink:type="simple">Araguaia PNB</text:a></text:p>
          </table:table-cell>
          <table:table-cell office:value-type="string" calcext:value-type="string">
            <text:p>AHEV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rezzo-on-ARZZ3/cotacao" xlink:type="simple">AREZZO ON</text:a></text:p>
          </table:table-cell>
          <table:table-cell office:value-type="string" calcext:value-type="string">
            <text:p>ARZZ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L0/cotacao" xlink:type="simple">Arteris</text:a></text:p>
          </table:table-cell>
          <table:table-cell office:value-type="string" calcext:value-type="string">
            <text:p>ARTR-DEB53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L1/cotacao" xlink:type="simple">Arteris</text:a></text:p>
          </table:table-cell>
          <table:table-cell office:value-type="string" calcext:value-type="string">
            <text:p>ARTR-DEB53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B0/cotacao" xlink:type="simple">Arteris</text:a></text:p>
          </table:table-cell>
          <table:table-cell office:value-type="string" calcext:value-type="string">
            <text:p>ARTR-DEB53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<text:a xlink:href="https://br.advfn.com/bolsa-de-valores/bovespa/arteris-ARTR-DEB530B/cotacao" xlink:type="simple">Arteris</text:a></text:p>
          </table:table-cell>
          <table:table-cell office:value-type="string" calcext:value-type="string">
            <text:p>ARTR-DEB53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tma-on-ATMP3/cotacao" xlink:type="simple">ATMA ON</text:a></text:p>
          </table:table-cell>
          <table:table-cell office:value-type="string" calcext:value-type="string">
            <text:p>ATM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tompar-on-ATOM3/cotacao" xlink:type="simple">ATOMPAR ON</text:a></text:p>
          </table:table-cell>
          <table:table-cell office:value-type="string" calcext:value-type="string">
            <text:p>ATO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vicola-princesa-pna-AVIP5L/cotacao" xlink:type="simple">Avicola Princesa PNA</text:a></text:p>
          </table:table-cell>
          <table:table-cell office:value-type="string" calcext:value-type="string">
            <text:p>AVIP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pn-AZEV4/cotacao" xlink:type="simple">AZEVEDO PN</text:a></text:p>
          </table:table-cell>
          <table:table-cell office:value-type="string" calcext:value-type="string">
            <text:p>AZEV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on-AZEV3/cotacao" xlink:type="simple">AZEVEDO ON</text:a></text:p>
          </table:table-cell>
          <table:table-cell office:value-type="string" calcext:value-type="string">
            <text:p>AZ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pn-AZEV2/cotacao" xlink:type="simple">AZEVEDO PN</text:a></text:p>
          </table:table-cell>
          <table:table-cell office:value-type="string" calcext:value-type="string">
            <text:p>AZEV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evedo-on-AZEV1/cotacao" xlink:type="simple">AZEVEDO ON</text:a></text:p>
          </table:table-cell>
          <table:table-cell office:value-type="string" calcext:value-type="string">
            <text:p>AZEV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zul-pn-AZUL4/cotacao" xlink:type="simple">AZUL PN</text:a></text:p>
          </table:table-cell>
          <table:table-cell office:value-type="string" calcext:value-type="string">
            <text:p>AZUL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b2w-digital-on-BTOW3/cotacao" xlink:type="simple">B2W DIGITAL ON</text:a></text:p>
          </table:table-cell>
          <table:table-cell office:value-type="string" calcext:value-type="string">
            <text:p>BTOW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2w-digital-on-BTOW9/cotacao" xlink:type="simple">B2W DIGITAL ON</text:a></text:p>
          </table:table-cell>
          <table:table-cell office:value-type="string" calcext:value-type="string">
            <text:p>BTOW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2w-digital-on-BTOW1/cotacao" xlink:type="simple">B2W DIGITAL ON</text:a></text:p>
          </table:table-cell>
          <table:table-cell office:value-type="string" calcext:value-type="string">
            <text:p>BTOW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3-sa-brasil-bolsa-bal-on-B3SA3/cotacao" xlink:type="simple">B3 SA - Brasil Bolsa Bal... ON</text:a></text:p>
          </table:table-cell>
          <table:table-cell office:value-type="string" calcext:value-type="string">
            <text:p>B3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hema-on-BAHI9/cotacao" xlink:type="simple">BAHEMA ON</text:a></text:p>
          </table:table-cell>
          <table:table-cell office:value-type="string" calcext:value-type="string">
            <text:p>BAHI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hema-educacao-on-BAHI3/cotacao" xlink:type="simple">BAHEMA EDUCAÇÃO ON</text:a></text:p>
          </table:table-cell>
          <table:table-cell office:value-type="string" calcext:value-type="string">
            <text:p>BAH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mg-pn-BMGB4/cotacao" xlink:type="simple">BMG PN</text:a></text:p>
          </table:table-cell>
          <table:table-cell office:value-type="string" calcext:value-type="string">
            <text:p>BMG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on-BPAC3/cotacao" xlink:type="simple">BTG PACTUAL ON</text:a></text:p>
          </table:table-cell>
          <table:table-cell office:value-type="string" calcext:value-type="string">
            <text:p>BPA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pna-BPAC12/cotacao" xlink:type="simple">BTG PACTUAL PNA</text:a></text:p>
          </table:table-cell>
          <table:table-cell office:value-type="string" calcext:value-type="string">
            <text:p>BPAC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pna-BPAC5/cotacao" xlink:type="simple">BTG PACTUAL PNA</text:a></text:p>
          </table:table-cell>
          <table:table-cell office:value-type="string" calcext:value-type="string">
            <text:p>BPAC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tg-pactual-on-BPAC9/cotacao" xlink:type="simple">BTG PACTUAL ON</text:a></text:p>
          </table:table-cell>
          <table:table-cell office:value-type="string" calcext:value-type="string">
            <text:p>BPAC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14/cotacao" xlink:type="simple">BANCO INTER ON</text:a></text:p>
          </table:table-cell>
          <table:table-cell office:value-type="string" calcext:value-type="string">
            <text:p>BIDI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BIDI13/cotacao" xlink:type="simple">BANCO INTER</text:a></text:p>
          </table:table-cell>
          <table:table-cell office:value-type="string" calcext:value-type="string">
            <text:p>BIDI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BIDI12/cotacao" xlink:type="simple">BANCO INTER</text:a></text:p>
          </table:table-cell>
          <table:table-cell office:value-type="string" calcext:value-type="string">
            <text:p>BID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10/cotacao" xlink:type="simple">BANCO INTER PN</text:a></text:p>
          </table:table-cell>
          <table:table-cell office:value-type="string" calcext:value-type="string">
            <text:p>BIDI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15/cotacao" xlink:type="simple">BANCO INTER PN</text:a></text:p>
          </table:table-cell>
          <table:table-cell office:value-type="string" calcext:value-type="string">
            <text:p>BIDI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3/cotacao" xlink:type="simple">BANCO INTER ON</text:a></text:p>
          </table:table-cell>
          <table:table-cell office:value-type="string" calcext:value-type="string">
            <text:p>BID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1/cotacao" xlink:type="simple">BANCO INTER ON</text:a></text:p>
          </table:table-cell>
          <table:table-cell office:value-type="string" calcext:value-type="string">
            <text:p>BIDI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on-BIDI9/cotacao" xlink:type="simple">BANCO INTER ON</text:a></text:p>
          </table:table-cell>
          <table:table-cell office:value-type="string" calcext:value-type="string">
            <text:p>BIDI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4/cotacao" xlink:type="simple">BANCO INTER PN</text:a></text:p>
          </table:table-cell>
          <table:table-cell office:value-type="string" calcext:value-type="string">
            <text:p>BID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pn-BIDI2/cotacao" xlink:type="simple">BANCO INTER PN</text:a></text:p>
          </table:table-cell>
          <table:table-cell office:value-type="string" calcext:value-type="string">
            <text:p>BIDI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inter-BIDI16/cotacao" xlink:type="simple">BANCO INTER</text:a></text:p>
          </table:table-cell>
          <table:table-cell office:value-type="string" calcext:value-type="string">
            <text:p>BIDI1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pan-pn-BPAN10/cotacao" xlink:type="simple">BANCO PAN PN</text:a></text:p>
          </table:table-cell>
          <table:table-cell office:value-type="string" calcext:value-type="string">
            <text:p>BPAN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pan-pn-BPAN4/cotacao" xlink:type="simple">BANCO PAN PN</text:a></text:p>
          </table:table-cell>
          <table:table-cell office:value-type="string" calcext:value-type="string">
            <text:p>BPA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der-br-pn-SANB4/cotacao" xlink:type="simple">SANTANDER BR PN</text:a></text:p>
          </table:table-cell>
          <table:table-cell office:value-type="string" calcext:value-type="string">
            <text:p>SAN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der-br-on-SANB3/cotacao" xlink:type="simple">SANTANDER BR ON</text:a></text:p>
          </table:table-cell>
          <table:table-cell office:value-type="string" calcext:value-type="string">
            <text:p>SAN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tes-on-BEES3/cotacao" xlink:type="simple">BANESTES ON</text:a></text:p>
          </table:table-cell>
          <table:table-cell office:value-type="string" calcext:value-type="string">
            <text:p>BEE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tes-pn-BEES4/cotacao" xlink:type="simple">BANESTES PN</text:a></text:p>
          </table:table-cell>
          <table:table-cell office:value-type="string" calcext:value-type="string">
            <text:p>BEES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rdella-pn-BDLL4/cotacao" xlink:type="simple">BARDELLA PN</text:a></text:p>
          </table:table-cell>
          <table:table-cell office:value-type="string" calcext:value-type="string">
            <text:p>BDL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rdella-on-BDLL3/cotacao" xlink:type="simple">BARDELLA ON</text:a></text:p>
          </table:table-cell>
          <table:table-cell office:value-type="string" calcext:value-type="string">
            <text:p>BDL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ttistella-on-BTTL3/cotacao" xlink:type="simple">BATTISTELLA ON</text:a></text:p>
          </table:table-cell>
          <table:table-cell office:value-type="string" calcext:value-type="string">
            <text:p>BTT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umer-pn-BALM4/cotacao" xlink:type="simple">BAUMER PN</text:a></text:p>
          </table:table-cell>
          <table:table-cell office:value-type="string" calcext:value-type="string">
            <text:p>BALM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umer-on-BALM3/cotacao" xlink:type="simple">BAUMER ON</text:a></text:p>
          </table:table-cell>
          <table:table-cell office:value-type="string" calcext:value-type="string">
            <text:p>BAL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bm-logistica-on-BBML3/cotacao" xlink:type="simple">BBM LOGÍSTICA ON</text:a></text:p>
          </table:table-cell>
          <table:table-cell office:value-type="string" calcext:value-type="string">
            <text:p>BBM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b-seguridade-on-BBSE3/cotacao" xlink:type="simple">BB SEGURIDADE ON</text:a></text:p>
          </table:table-cell>
          <table:table-cell office:value-type="string" calcext:value-type="string">
            <text:p>BBS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4/cotacao" xlink:type="simple">ABC BRASIL PN</text:a></text:p>
          </table:table-cell>
          <table:table-cell office:value-type="string" calcext:value-type="string">
            <text:p>ABC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10/cotacao" xlink:type="simple">ABC BRASIL PN</text:a></text:p>
          </table:table-cell>
          <table:table-cell office:value-type="string" calcext:value-type="string">
            <text:p>ABCB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2/cotacao" xlink:type="simple">ABC BRASIL PN</text:a></text:p>
          </table:table-cell>
          <table:table-cell office:value-type="string" calcext:value-type="string">
            <text:p>ABCB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bc-brasil-pn-ABCB10L/cotacao" xlink:type="simple">ABC BRASIL PN</text:a></text:p>
          </table:table-cell>
          <table:table-cell office:value-type="string" calcext:value-type="string">
            <text:p>ABCB10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invest-pn-BRIV4/cotacao" xlink:type="simple">ALFA INVEST PN</text:a></text:p>
          </table:table-cell>
          <table:table-cell office:value-type="string" calcext:value-type="string">
            <text:p>BRIV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invest-on-BRIV3/cotacao" xlink:type="simple">ALFA INVEST ON</text:a></text:p>
          </table:table-cell>
          <table:table-cell office:value-type="string" calcext:value-type="string">
            <text:p>BRI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mazonia-on-BAZA3/cotacao" xlink:type="simple">AMAZONIA ON</text:a></text:p>
          </table:table-cell>
          <table:table-cell office:value-type="string" calcext:value-type="string">
            <text:p>BAZ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co-pn-BBDC4/cotacao" xlink:type="simple">BRADESCO PN</text:a></text:p>
          </table:table-cell>
          <table:table-cell office:value-type="string" calcext:value-type="string">
            <text:p>BBDC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co-on-BBDC3/cotacao" xlink:type="simple">BRADESCO ON</text:a>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do-brasil-on-BBAS11/cotacao" xlink:type="simple">BANCO DO BRASIL ON</text:a></text:p>
          </table:table-cell>
          <table:table-cell office:value-type="string" calcext:value-type="string">
            <text:p>BBAS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do-brasil-on-BBAS12/cotacao" xlink:type="simple">BANCO DO BRASIL ON</text:a></text:p>
          </table:table-cell>
          <table:table-cell office:value-type="string" calcext:value-type="string">
            <text:p>BBAS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do-brasil-on-BBAS3/cotacao" xlink:type="simple">BANCO DO BRASIL ON</text:a></text:p>
          </table:table-cell>
          <table:table-cell office:value-type="string" calcext:value-type="string">
            <text:p>BB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banpara-on-BPAR3/cotacao" xlink:type="simple">BANCO BANPARÁ ON</text:a></text:p>
          </table:table-cell>
          <table:table-cell office:value-type="string" calcext:value-type="string">
            <text:p>BP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risul-pna-BRSR5/cotacao" xlink:type="simple">BANRISUL PNA</text:a></text:p>
          </table:table-cell>
          <table:table-cell office:value-type="string" calcext:value-type="string">
            <text:p>BRSR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risul-on-BRSR3/cotacao" xlink:type="simple">BANRISUL ON</text:a></text:p>
          </table:table-cell>
          <table:table-cell office:value-type="string" calcext:value-type="string">
            <text:p>BRS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risul-pnb-BRSR6/cotacao" xlink:type="simple">BANRISUL PNB</text:a></text:p>
          </table:table-cell>
          <table:table-cell office:value-type="string" calcext:value-type="string">
            <text:p>BRSR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e-pn-BGIP4/cotacao" xlink:type="simple">BANESE PN</text:a></text:p>
          </table:table-cell>
          <table:table-cell office:value-type="string" calcext:value-type="string">
            <text:p>BGI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ese-on-BGIP3/cotacao" xlink:type="simple">BANESE ON</text:a></text:p>
          </table:table-cell>
          <table:table-cell office:value-type="string" calcext:value-type="string">
            <text:p>BGI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co-finansinos-on-FNCN3/cotacao" xlink:type="simple">Bco Finansinos ON</text:a></text:p>
          </table:table-cell>
          <table:table-cell office:value-type="string" calcext:value-type="string">
            <text:p>FNC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on-IDVL3/cotacao" xlink:type="simple">INDUSVAL ON</text:a></text:p>
          </table:table-cell>
          <table:table-cell office:value-type="string" calcext:value-type="string">
            <text:p>IDV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on-IDVL3L/cotacao" xlink:type="simple">INDUSVAL ON</text:a></text:p>
          </table:table-cell>
          <table:table-cell office:value-type="string" calcext:value-type="string">
            <text:p>IDVL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pn-IDVL4L/cotacao" xlink:type="simple">INDUSVAL PN</text:a></text:p>
          </table:table-cell>
          <table:table-cell office:value-type="string" calcext:value-type="string">
            <text:p>IDVL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usval-pn-IDVL4/cotacao" xlink:type="simple">INDUSVAL PN</text:a></text:p>
          </table:table-cell>
          <table:table-cell office:value-type="string" calcext:value-type="string">
            <text:p>IDV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mercantil-on-BMEB3/cotacao" xlink:type="simple">BANCO MERCANTIL ON</text:a></text:p>
          </table:table-cell>
          <table:table-cell office:value-type="string" calcext:value-type="string">
            <text:p>BME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mercantil-pn-BMEB4/cotacao" xlink:type="simple">BANCO MERCANTIL PN</text:a></text:p>
          </table:table-cell>
          <table:table-cell office:value-type="string" calcext:value-type="string">
            <text:p>BME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rc-invest-pn-BMIN4/cotacao" xlink:type="simple">MERC INVEST PN</text:a></text:p>
          </table:table-cell>
          <table:table-cell office:value-type="string" calcext:value-type="string">
            <text:p>BMI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rc-invest-on-BMIN3/cotacao" xlink:type="simple">MERC INVEST ON</text:a></text:p>
          </table:table-cell>
          <table:table-cell office:value-type="string" calcext:value-type="string">
            <text:p>BMI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anco-nordeste-on-BNBR3/cotacao" xlink:type="simple">BANCO NORDESTE ON</text:a></text:p>
          </table:table-cell>
          <table:table-cell office:value-type="string" calcext:value-type="string">
            <text:p>BN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on-PINE9/cotacao" xlink:type="simple">PINE ON</text:a></text:p>
          </table:table-cell>
          <table:table-cell office:value-type="string" calcext:value-type="string">
            <text:p>PINE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pn-PINE4/cotacao" xlink:type="simple">PINE PN</text:a></text:p>
          </table:table-cell>
          <table:table-cell office:value-type="string" calcext:value-type="string">
            <text:p>PIN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on-PINE3/cotacao" xlink:type="simple">PINE ON</text:a></text:p>
          </table:table-cell>
          <table:table-cell office:value-type="string" calcext:value-type="string">
            <text:p>PIN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pn-PINE10/cotacao" xlink:type="simple">PINE PN</text:a></text:p>
          </table:table-cell>
          <table:table-cell office:value-type="string" calcext:value-type="string">
            <text:p>PINE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pn-PINE2/cotacao" xlink:type="simple">PINE PN</text:a></text:p>
          </table:table-cell>
          <table:table-cell office:value-type="string" calcext:value-type="string">
            <text:p>PINE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ine-on-PINE1/cotacao" xlink:type="simple">PINE ON</text:a></text:p>
          </table:table-cell>
          <table:table-cell office:value-type="string" calcext:value-type="string">
            <text:p>PINE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drx-BDRX11/cotacao" xlink:type="simple">BDRX</text:a></text:p>
          </table:table-cell>
          <table:table-cell office:value-type="string" calcext:value-type="string">
            <text:p>BDR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emobi-tech-on-BMOB3/cotacao" xlink:type="simple">Bemobi Tech ON</text:a></text:p>
          </table:table-cell>
          <table:table-cell office:value-type="string" calcext:value-type="string">
            <text:p>BMO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etapart-participacoes-on-BETP3B/cotacao" xlink:type="simple">Betapart Participacoes ON</text:a></text:p>
          </table:table-cell>
          <table:table-cell office:value-type="string" calcext:value-type="string">
            <text:p>BETP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c-monark-on-BMKS3/cotacao" xlink:type="simple">BIC MONARK ON</text:a></text:p>
          </table:table-cell>
          <table:table-cell office:value-type="string" calcext:value-type="string">
            <text:p>BMK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libili-CB1IL34/cotacao" xlink:type="simple">Bilibili</text:a></text:p>
          </table:table-cell>
          <table:table-cell office:value-type="string" calcext:value-type="string">
            <text:p>CB1IL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3/cotacao" xlink:type="simple">BIOMM ON</text:a></text:p>
          </table:table-cell>
          <table:table-cell office:value-type="string" calcext:value-type="string">
            <text:p>BIO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9/cotacao" xlink:type="simple">BIOMM ON</text:a></text:p>
          </table:table-cell>
          <table:table-cell office:value-type="string" calcext:value-type="string">
            <text:p>BIOM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11/cotacao" xlink:type="simple">BIOMM ON</text:a></text:p>
          </table:table-cell>
          <table:table-cell office:value-type="string" calcext:value-type="string">
            <text:p>BIOM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mm-on-BIOM1/cotacao" xlink:type="simple">BIOMM ON</text:a></text:p>
          </table:table-cell>
          <table:table-cell office:value-type="string" calcext:value-type="string">
            <text:p>BIO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iosev-on-BSEV3/cotacao" xlink:type="simple">BIOSEV ON</text:a></text:p>
          </table:table-cell>
          <table:table-cell office:value-type="string" calcext:value-type="string">
            <text:p>BS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urguer-king-brasil-on-BKBR3/cotacao" xlink:type="simple">BURGUER KING BRASIL ON</text:a></text:p>
          </table:table-cell>
          <table:table-cell office:value-type="string" calcext:value-type="string">
            <text:p>BK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oa-vista-on-BOAS3/cotacao" xlink:type="simple">Boa Vista ON</text:a></text:p>
          </table:table-cell>
          <table:table-cell office:value-type="string" calcext:value-type="string">
            <text:p>BO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ombril-on-BOBR3/cotacao" xlink:type="simple">BOMBRIL ON</text:a></text:p>
          </table:table-cell>
          <table:table-cell office:value-type="string" calcext:value-type="string">
            <text:p>BO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ombril-pn-BOBR4/cotacao" xlink:type="simple">BOMBRIL PN</text:a></text:p>
          </table:table-cell>
          <table:table-cell office:value-type="string" calcext:value-type="string">
            <text:p>BOB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malls-par-on-BRML3/cotacao" xlink:type="simple">BR MALLS PAR ON</text:a></text:p>
          </table:table-cell>
          <table:table-cell office:value-type="string" calcext:value-type="string">
            <text:p>BRM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propert-on-BRPR3/cotacao" xlink:type="simple">BR PROPERT ON</text:a></text:p>
          </table:table-cell>
          <table:table-cell office:value-type="string" calcext:value-type="string">
            <text:p>BR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co-real-estate-por-BCIA12/cotacao" xlink:type="simple">Bradesco Real Estate Por...</text:a></text:p>
          </table:table-cell>
          <table:table-cell office:value-type="string" calcext:value-type="string">
            <text:p>BCIA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par-pn-BRAP4/cotacao" xlink:type="simple">BRADESPAR PN</text:a></text:p>
          </table:table-cell>
          <table:table-cell office:value-type="string" calcext:value-type="string">
            <text:p>BRA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despar-on-BRAP3/cotacao" xlink:type="simple">BRADESPAR ON</text:a></text:p>
          </table:table-cell>
          <table:table-cell office:value-type="string" calcext:value-type="string">
            <text:p>BRA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brokers-on-BBRK3/cotacao" xlink:type="simple">BR BROKERS ON</text:a></text:p>
          </table:table-cell>
          <table:table-cell office:value-type="string" calcext:value-type="string">
            <text:p>BBR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-brokers-on-BBRK1/cotacao" xlink:type="simple">BR BROKERS ON</text:a></text:p>
          </table:table-cell>
          <table:table-cell office:value-type="string" calcext:value-type="string">
            <text:p>BBRK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il-agro-on-AGRO3/cotacao" xlink:type="simple">BRASIL AGRO ON</text:a></text:p>
          </table:table-cell>
          <table:table-cell office:value-type="string" calcext:value-type="string">
            <text:p>AGR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kem-pna-BRKM5/cotacao" xlink:type="simple">BRASKEM PNA</text:a></text:p>
          </table:table-cell>
          <table:table-cell office:value-type="string" calcext:value-type="string">
            <text:p>BRKM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kem-pnb-BRKM6/cotacao" xlink:type="simple">BRASKEM PNB</text:a></text:p>
          </table:table-cell>
          <table:table-cell office:value-type="string" calcext:value-type="string">
            <text:p>BRKM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skem-on-BRKM3/cotacao" xlink:type="simple">BRASKEM ON</text:a></text:p>
          </table:table-cell>
          <table:table-cell office:value-type="string" calcext:value-type="string">
            <text:p>BRK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azil-energy-on-BNRG3L/cotacao" xlink:type="simple">Brazil Energy ON</text:a></text:p>
          </table:table-cell>
          <table:table-cell office:value-type="string" calcext:value-type="string">
            <text:p>BNRG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brazil-realt-BZRS-CRI11B0/cotacao" xlink:type="simple">BRAZIL REALT</text:a></text:p>
          </table:table-cell>
          <table:table-cell office:value-type="string" calcext:value-type="string">
            <text:p>BZRS-CRI1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b-banco-on-BSLI3/cotacao" xlink:type="simple">BRB BANCO ON</text:a></text:p>
          </table:table-cell>
          <table:table-cell office:value-type="string" calcext:value-type="string">
            <text:p>BSL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b-banco-pn-BSLI4/cotacao" xlink:type="simple">BRB BANCO PN</text:a></text:p>
          </table:table-cell>
          <table:table-cell office:value-type="string" calcext:value-type="string">
            <text:p>BSL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brc-securit-BRCS-CRI71B0/cotacao" xlink:type="simple">BRC SECURIT</text:a></text:p>
          </table:table-cell>
          <table:table-cell office:value-type="string" calcext:value-type="string">
            <text:p>BRCS-CRI7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brc-securitizadora-BRCS-CRI1AB0/cotacao" xlink:type="simple">Brc Securitizadora</text:a></text:p>
          </table:table-cell>
          <table:table-cell office:value-type="string" calcext:value-type="string">
            <text:p>BRCS-CRI1A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f-s-a-on-BRFS3/cotacao" xlink:type="simple">BRF S/A ON</text:a></text:p>
          </table:table-cell>
          <table:table-cell office:value-type="string" calcext:value-type="string">
            <text:p>BRF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ilasa-britagem-laminac-pnb-BLSA6L/cotacao" xlink:type="simple">Brilasa Britagem Laminac... PNB</text:a></text:p>
          </table:table-cell>
          <table:table-cell office:value-type="string" calcext:value-type="string">
            <text:p>BLSA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brq-on-BRQB3/cotacao" xlink:type="simple">BRQ ON</text:a></text:p>
          </table:table-cell>
          <table:table-cell office:value-type="string" calcext:value-type="string">
            <text:p>BRQ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c-a-on-CEAB3/cotacao" xlink:type="simple">C&amp;A ON</text:a></text:p>
          </table:table-cell>
          <table:table-cell office:value-type="string" calcext:value-type="string">
            <text:p>CEA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binda-participacoes-on-CABI3B/cotacao" xlink:type="simple">Cabinda Participacoes ON</text:a></text:p>
          </table:table-cell>
          <table:table-cell office:value-type="string" calcext:value-type="string">
            <text:p>CABI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conde-participacoes-on-CACO3B/cotacao" xlink:type="simple">Caconde Participacoes ON</text:a></text:p>
          </table:table-cell>
          <table:table-cell office:value-type="string" calcext:value-type="string">
            <text:p>CACO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conde-participacoes-on-CACO9B/cotacao" xlink:type="simple">Caconde Participacoes ON</text:a></text:p>
          </table:table-cell>
          <table:table-cell office:value-type="string" calcext:value-type="string">
            <text:p>CACO9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esars-entertainment-C2ZR34/cotacao" xlink:type="simple">Caesars Entertainment</text:a></text:p>
          </table:table-cell>
          <table:table-cell office:value-type="string" calcext:value-type="string">
            <text:p>C2ZR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ianda-participacoes-on-CAIA3B/cotacao" xlink:type="simple">Caianda Participacoes ON</text:a></text:p>
          </table:table-cell>
          <table:table-cell office:value-type="string" calcext:value-type="string">
            <text:p>CAI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buci-pn-CAMB4/cotacao" xlink:type="simple">CAMBUCI PN</text:a></text:p>
          </table:table-cell>
          <table:table-cell office:value-type="string" calcext:value-type="string">
            <text:p>CAM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buci-on-CAMB3/cotacao" xlink:type="simple">Cambuci ON</text:a></text:p>
          </table:table-cell>
          <table:table-cell office:value-type="string" calcext:value-type="string">
            <text:p>CAM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il-alimentos-on-CAML3/cotacao" xlink:type="simple">CAMIL ALIMENTOS ON</text:a></text:p>
          </table:table-cell>
          <table:table-cell office:value-type="string" calcext:value-type="string">
            <text:p>CAM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mila-pn-pn-ACML4L/cotacao" xlink:type="simple">CAMILA PN PN</text:a></text:p>
          </table:table-cell>
          <table:table-cell office:value-type="string" calcext:value-type="string">
            <text:p>ACML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pitalpart-participacoes-on-CPTP3B/cotacao" xlink:type="simple">Capitalpart Participacoes ON</text:a></text:p>
          </table:table-cell>
          <table:table-cell office:value-type="string" calcext:value-type="string">
            <text:p>CPTP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rrefour-on-CRFB3/cotacao" xlink:type="simple">CARREFOUR ON</text:a></text:p>
          </table:table-cell>
          <table:table-cell office:value-type="string" calcext:value-type="string">
            <text:p>CRF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cr-on-CCRO3/cotacao" xlink:type="simple">CCR ON</text:a></text:p>
          </table:table-cell>
          <table:table-cell office:value-type="string" calcext:value-type="string">
            <text:p>CCR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cx-carvao-on-CCXC3/cotacao" xlink:type="simple">CCX CARVAO ON</text:a></text:p>
          </table:table-cell>
          <table:table-cell office:value-type="string" calcext:value-type="string">
            <text:p>CCX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pna-ENMA5B/cotacao" xlink:type="simple">CEMAR PNA</text:a></text:p>
          </table:table-cell>
          <table:table-cell office:value-type="string" calcext:value-type="string">
            <text:p>ENMA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cia-energetica-do-pna-EQMA5B/cotacao" xlink:type="simple">Cemar-Cia Energetica Do ... PNA</text:a></text:p>
          </table:table-cell>
          <table:table-cell office:value-type="string" calcext:value-type="string">
            <text:p>EQMA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cia-energetica-do-pnb-EQMA6B/cotacao" xlink:type="simple">Cemar-Cia Energetica Do ... PNB</text:a></text:p>
          </table:table-cell>
          <table:table-cell office:value-type="string" calcext:value-type="string">
            <text:p>EQMA6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cia-energetica-do-on-EQMA3B/cotacao" xlink:type="simple">Cemar-Cia Energetica Do ... ON</text:a></text:p>
          </table:table-cell>
          <table:table-cell office:value-type="string" calcext:value-type="string">
            <text:p>EQM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pnb-ENMA6B/cotacao" xlink:type="simple">CEMAR PNB</text:a></text:p>
          </table:table-cell>
          <table:table-cell office:value-type="string" calcext:value-type="string">
            <text:p>ENMA6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ar-on-ENMA3B/cotacao" xlink:type="simple">CEMAR ON</text:a></text:p>
          </table:table-cell>
          <table:table-cell office:value-type="string" calcext:value-type="string">
            <text:p>ENMA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pe-on-MAPT3/cotacao" xlink:type="simple">CEMPE ON</text:a></text:p>
          </table:table-cell>
          <table:table-cell office:value-type="string" calcext:value-type="string">
            <text:p>MAP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pe-pn-MAPT4/cotacao" xlink:type="simple">CEMPE PN</text:a></text:p>
          </table:table-cell>
          <table:table-cell office:value-type="string" calcext:value-type="string">
            <text:p>MAP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no-norte-pna-pna-CCNO5L/cotacao" xlink:type="simple">Ceno Norte Pna PNA</text:a></text:p>
          </table:table-cell>
          <table:table-cell office:value-type="string" calcext:value-type="string">
            <text:p>CCNO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ntenor-empreendimentos-pne-CTNR11L/cotacao" xlink:type="simple">Centenor Empreendimentos PNE</text:a></text:p>
          </table:table-cell>
          <table:table-cell office:value-type="string" calcext:value-type="string">
            <text:p>CTNR11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on-ELET1/cotacao" xlink:type="simple">ELETROBRAS ON</text:a></text:p>
          </table:table-cell>
          <table:table-cell office:value-type="string" calcext:value-type="string">
            <text:p>ELET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pnb-ELET6/cotacao" xlink:type="simple">ELETROBRAS PNB</text:a></text:p>
          </table:table-cell>
          <table:table-cell office:value-type="string" calcext:value-type="string">
            <text:p>ELET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pnb-ELET11/cotacao" xlink:type="simple">ELETROBRAS PNB</text:a></text:p>
          </table:table-cell>
          <table:table-cell office:value-type="string" calcext:value-type="string">
            <text:p>ELET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on-ELET3/cotacao" xlink:type="simple">ELETROBRAS ON</text:a></text:p>
          </table:table-cell>
          <table:table-cell office:value-type="string" calcext:value-type="string">
            <text:p>ELE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bras-pna-ELET5/cotacao" xlink:type="simple">ELETROBRAS PNA</text:a></text:p>
          </table:table-cell>
          <table:table-cell office:value-type="string" calcext:value-type="string">
            <text:p>ELET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esc-on-CLSC3/cotacao" xlink:type="simple">CELESC ON</text:a></text:p>
          </table:table-cell>
          <table:table-cell office:value-type="string" calcext:value-type="string">
            <text:p>CLS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esc-pn-CLSC4/cotacao" xlink:type="simple">CELESC PN</text:a></text:p>
          </table:table-cell>
          <table:table-cell office:value-type="string" calcext:value-type="string">
            <text:p>CLSC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liar-on-AALR3/cotacao" xlink:type="simple">ALLIAR ON</text:a></text:p>
          </table:table-cell>
          <table:table-cell office:value-type="string" calcext:value-type="string">
            <text:p>AAL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mcrj-cpa-mb-MCRJ11B/cotacao" xlink:type="simple">CEPAC MCRJ CPA MB</text:a></text:p>
          </table:table-cell>
          <table:table-cell office:value-type="string" calcext:value-type="string">
            <text:p>MCRJ11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ctba-cpa-mb-CTBA11B/cotacao" xlink:type="simple">CEPAC-CTBA CPA MB</text:a></text:p>
          </table:table-cell>
          <table:table-cell office:value-type="string" calcext:value-type="string">
            <text:p>CTBA11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pac-ctba-cpa-mb-CTBA11BL/cotacao" xlink:type="simple">CEPAC-CTBA CPA MB</text:a></text:p>
          </table:table-cell>
          <table:table-cell office:value-type="string" calcext:value-type="string">
            <text:p>CTBA11B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sp-pnb-CESP6/cotacao" xlink:type="simple">CESP PNB</text:a></text:p>
          </table:table-cell>
          <table:table-cell office:value-type="string" calcext:value-type="string">
            <text:p>CESP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sp-pna-CESP5/cotacao" xlink:type="simple">CESP PNA</text:a></text:p>
          </table:table-cell>
          <table:table-cell office:value-type="string" calcext:value-type="string">
            <text:p>CESP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sp-on-CESP3/cotacao" xlink:type="simple">CESP ON</text:a></text:p>
          </table:table-cell>
          <table:table-cell office:value-type="string" calcext:value-type="string">
            <text:p>CES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hurchill-downs-C2HD34/cotacao" xlink:type="simple">Churchill Downs</text:a></text:p>
          </table:table-cell>
          <table:table-cell office:value-type="string" calcext:value-type="string">
            <text:p>C2HD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-acucar-cbd-pn-PCAR4/cotacao" xlink:type="simple">P.ACUCAR-CBD PN</text:a></text:p>
          </table:table-cell>
          <table:table-cell office:value-type="string" calcext:value-type="string">
            <text:p>PCA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o-de-acucar-on-PCAR3/cotacao" xlink:type="simple">PÃO DE AÇUCAR ON</text:a></text:p>
          </table:table-cell>
          <table:table-cell office:value-type="string" calcext:value-type="string">
            <text:p>PC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on-CASN1/cotacao" xlink:type="simple">CASAN ON</text:a></text:p>
          </table:table-cell>
          <table:table-cell office:value-type="string" calcext:value-type="string">
            <text:p>CASN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pn-CASN2/cotacao" xlink:type="simple">CASAN PN</text:a></text:p>
          </table:table-cell>
          <table:table-cell office:value-type="string" calcext:value-type="string">
            <text:p>CASN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on-CASN3/cotacao" xlink:type="simple">CASAN ON</text:a></text:p>
          </table:table-cell>
          <table:table-cell office:value-type="string" calcext:value-type="string">
            <text:p>CAS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asan-pn-CASN4/cotacao" xlink:type="simple">CASAN PN</text:a></text:p>
          </table:table-cell>
          <table:table-cell office:value-type="string" calcext:value-type="string">
            <text:p>CASN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g-on-CEGR3/cotacao" xlink:type="simple">CEG ON</text:a></text:p>
          </table:table-cell>
          <table:table-cell office:value-type="string" calcext:value-type="string">
            <text:p>CEG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ba-pnb-CEEB6/cotacao" xlink:type="simple">COELBA PNB</text:a></text:p>
          </table:table-cell>
          <table:table-cell office:value-type="string" calcext:value-type="string">
            <text:p>CEEB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ba-on-CEEB3/cotacao" xlink:type="simple">COELBA ON</text:a></text:p>
          </table:table-cell>
          <table:table-cell office:value-type="string" calcext:value-type="string">
            <text:p>CEE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ba-pna-CEEB5/cotacao" xlink:type="simple">COELBA PNA</text:a></text:p>
          </table:table-cell>
          <table:table-cell office:value-type="string" calcext:value-type="string">
            <text:p>CEEB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b-pna-CEBR5/cotacao" xlink:type="simple">CEB PNA</text:a></text:p>
          </table:table-cell>
          <table:table-cell office:value-type="string" calcext:value-type="string">
            <text:p>CEBR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b-on-CEBR3/cotacao" xlink:type="simple">CEB ON</text:a></text:p>
          </table:table-cell>
          <table:table-cell office:value-type="string" calcext:value-type="string">
            <text:p>CE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b-pnb-CEBR6/cotacao" xlink:type="simple">CEB PNB</text:a></text:p>
          </table:table-cell>
          <table:table-cell office:value-type="string" calcext:value-type="string">
            <text:p>CEBR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ce-pnb-COCE6/cotacao" xlink:type="simple">COELCE PNB</text:a></text:p>
          </table:table-cell>
          <table:table-cell office:value-type="string" calcext:value-type="string">
            <text:p>COC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ce-pna-COCE5/cotacao" xlink:type="simple">COELCE PNA</text:a></text:p>
          </table:table-cell>
          <table:table-cell office:value-type="string" calcext:value-type="string">
            <text:p>COC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elce-on-COCE3/cotacao" xlink:type="simple">COELCE ON</text:a></text:p>
          </table:table-cell>
          <table:table-cell office:value-type="string" calcext:value-type="string">
            <text:p>COC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ig-on-CMIG3/cotacao" xlink:type="simple">CEMIG ON</text:a></text:p>
          </table:table-cell>
          <table:table-cell office:value-type="string" calcext:value-type="string">
            <text:p>CMI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mig-pn-CMIG4/cotacao" xlink:type="simple">CEMIG PN</text:a></text:p>
          </table:table-cell>
          <table:table-cell office:value-type="string" calcext:value-type="string">
            <text:p>CMIG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e-pnb-CEPE6/cotacao" xlink:type="simple">CELPE PNB</text:a></text:p>
          </table:table-cell>
          <table:table-cell office:value-type="string" calcext:value-type="string">
            <text:p>CEP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e-on-CEPE3/cotacao" xlink:type="simple">CELPE ON</text:a></text:p>
          </table:table-cell>
          <table:table-cell office:value-type="string" calcext:value-type="string">
            <text:p>CEP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e-pna-CEPE5/cotacao" xlink:type="simple">CELPE PNA</text:a></text:p>
          </table:table-cell>
          <table:table-cell office:value-type="string" calcext:value-type="string">
            <text:p>CEP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ern-on-CSRN3/cotacao" xlink:type="simple">COSERN ON</text:a></text:p>
          </table:table-cell>
          <table:table-cell office:value-type="string" calcext:value-type="string">
            <text:p>CSR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ern-pnb-CSRN6/cotacao" xlink:type="simple">COSERN PNB</text:a></text:p>
          </table:table-cell>
          <table:table-cell office:value-type="string" calcext:value-type="string">
            <text:p>CSRN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ern-pna-CSRN5/cotacao" xlink:type="simple">COSERN PNA</text:a></text:p>
          </table:table-cell>
          <table:table-cell office:value-type="string" calcext:value-type="string">
            <text:p>CSRN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d-pn-CEED4/cotacao" xlink:type="simple">CEEE-D PN</text:a></text:p>
          </table:table-cell>
          <table:table-cell office:value-type="string" calcext:value-type="string">
            <text:p>CEED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d-on-CEED3/cotacao" xlink:type="simple">CEEE-D ON</text:a></text:p>
          </table:table-cell>
          <table:table-cell office:value-type="string" calcext:value-type="string">
            <text:p>CEE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d-on-CEED1/cotacao" xlink:type="simple">CEEE-D ON</text:a></text:p>
          </table:table-cell>
          <table:table-cell office:value-type="string" calcext:value-type="string">
            <text:p>CEED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basa-on-FESA3/cotacao" xlink:type="simple">FERBASA ON</text:a></text:p>
          </table:table-cell>
          <table:table-cell office:value-type="string" calcext:value-type="string">
            <text:p>FE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basa-pn-FESA4/cotacao" xlink:type="simple">FERBASA PN</text:a></text:p>
          </table:table-cell>
          <table:table-cell office:value-type="string" calcext:value-type="string">
            <text:p>FE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dro-on-CEDO3/cotacao" xlink:type="simple">CEDRO ON</text:a></text:p>
          </table:table-cell>
          <table:table-cell office:value-type="string" calcext:value-type="string">
            <text:p>CEDO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dro-pn-CEDO4/cotacao" xlink:type="simple">CEDRO PN</text:a></text:p>
          </table:table-cell>
          <table:table-cell office:value-type="string" calcext:value-type="string">
            <text:p>CEDO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a-frigorifico-potengy-pnb-PTGY6L/cotacao" xlink:type="simple">Cia Frigorifico Potengy PNB</text:a></text:p>
          </table:table-cell>
          <table:table-cell office:value-type="string" calcext:value-type="string">
            <text:p>PTGY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gas-pna-CGAS5/cotacao" xlink:type="simple">COMGÁS PNA</text:a></text:p>
          </table:table-cell>
          <table:table-cell office:value-type="string" calcext:value-type="string">
            <text:p>CGAS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gas-on-CGAS3/cotacao" xlink:type="simple">COMGÁS ON</text:a></text:p>
          </table:table-cell>
          <table:table-cell office:value-type="string" calcext:value-type="string">
            <text:p>CG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bitasul-on-HBTS3/cotacao" xlink:type="simple">HABITASUL ON</text:a></text:p>
          </table:table-cell>
          <table:table-cell office:value-type="string" calcext:value-type="string">
            <text:p>HBT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bitasul-pna-HBTS5/cotacao" xlink:type="simple">HABITASUL PNA</text:a></text:p>
          </table:table-cell>
          <table:table-cell office:value-type="string" calcext:value-type="string">
            <text:p>HBTS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bitasul-pnb-HBTS6/cotacao" xlink:type="simple">HABITASUL PNB</text:a></text:p>
          </table:table-cell>
          <table:table-cell office:value-type="string" calcext:value-type="string">
            <text:p>HBTS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a-hering-on-HGTX3/cotacao" xlink:type="simple">CIA HERING ON</text:a></text:p>
          </table:table-cell>
          <table:table-cell office:value-type="string" calcext:value-type="string">
            <text:p>HGT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cataguas-on-CATA3/cotacao" xlink:type="simple">IND CATAGUAS ON</text:a></text:p>
          </table:table-cell>
          <table:table-cell office:value-type="string" calcext:value-type="string">
            <text:p>CA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cataguas-pn-CATA4/cotacao" xlink:type="simple">IND CATAGUAS PN</text:a></text:p>
          </table:table-cell>
          <table:table-cell office:value-type="string" calcext:value-type="string">
            <text:p>CAT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locamerica-on-LCAM3/cotacao" xlink:type="simple">LOCAMERICA ON</text:a></text:p>
          </table:table-cell>
          <table:table-cell office:value-type="string" calcext:value-type="string">
            <text:p>LCA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lhor-sp-on-MSPA3/cotacao" xlink:type="simple">MELHOR SP ON</text:a></text:p>
          </table:table-cell>
          <table:table-cell office:value-type="string" calcext:value-type="string">
            <text:p>MS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melhor-sp-pn-MSPA4/cotacao" xlink:type="simple">MELHOR SP PN</text:a></text:p>
          </table:table-cell>
          <table:table-cell office:value-type="string" calcext:value-type="string">
            <text:p>MSP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el-on-CPLE3/cotacao" xlink:type="simple">COPEL ON</text:a></text:p>
          </table:table-cell>
          <table:table-cell office:value-type="string" calcext:value-type="string">
            <text:p>CPL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el-pnb-CPLE6/cotacao" xlink:type="simple">COPEL PNB</text:a></text:p>
          </table:table-cell>
          <table:table-cell office:value-type="string" calcext:value-type="string">
            <text:p>CPL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el-pna-CPLE5/cotacao" xlink:type="simple">COPEL PNA</text:a></text:p>
          </table:table-cell>
          <table:table-cell office:value-type="string" calcext:value-type="string">
            <text:p>CPL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r-al-bahia-pn-PEAB4/cotacao" xlink:type="simple">PAR AL BAHIA PN</text:a></text:p>
          </table:table-cell>
          <table:table-cell office:value-type="string" calcext:value-type="string">
            <text:p>PEA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par-al-bahia-on-PEAB3/cotacao" xlink:type="simple">PAR AL BAHIA ON</text:a></text:p>
          </table:table-cell>
          <table:table-cell office:value-type="string" calcext:value-type="string">
            <text:p>PEA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epar-pn-SAPR4/cotacao" xlink:type="simple">SANEPAR PN</text:a></text:p>
          </table:table-cell>
          <table:table-cell office:value-type="string" calcext:value-type="string">
            <text:p>SAP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epar-on-SAPR3/cotacao" xlink:type="simple">SANEPAR ON</text:a></text:p>
          </table:table-cell>
          <table:table-cell office:value-type="string" calcext:value-type="string">
            <text:p>SA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pasa-on-CSMG3/cotacao" xlink:type="simple">COPASA ON</text:a></text:p>
          </table:table-cell>
          <table:table-cell office:value-type="string" calcext:value-type="string">
            <text:p>CSM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eg-al-bahia-pn-CSAB4/cotacao" xlink:type="simple">SEG AL BAHIA PN</text:a></text:p>
          </table:table-cell>
          <table:table-cell office:value-type="string" calcext:value-type="string">
            <text:p>CSAB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eg-al-bahia-on-CSAB3/cotacao" xlink:type="simple">SEG AL BAHIA ON</text:a></text:p>
          </table:table-cell>
          <table:table-cell office:value-type="string" calcext:value-type="string">
            <text:p>CSA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id-nacional-on-CSNA3/cotacao" xlink:type="simple">SID NACIONAL ON</text:a></text:p>
          </table:table-cell>
          <table:table-cell office:value-type="string" calcext:value-type="string">
            <text:p>CSN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teminas-on-CTNM3/cotacao" xlink:type="simple">COTEMINAS ON</text:a></text:p>
          </table:table-cell>
          <table:table-cell office:value-type="string" calcext:value-type="string">
            <text:p>CTN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teminas-pn-CTNM4/cotacao" xlink:type="simple">COTEMINAS PN</text:a></text:p>
          </table:table-cell>
          <table:table-cell office:value-type="string" calcext:value-type="string">
            <text:p>CTNM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ense-pn-CTSA4/cotacao" xlink:type="simple">SANTANENSE PN</text:a></text:p>
          </table:table-cell>
          <table:table-cell office:value-type="string" calcext:value-type="string">
            <text:p>CT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ense-pnd-CTSA8/cotacao" xlink:type="simple">SANTANENSE PND</text:a></text:p>
          </table:table-cell>
          <table:table-cell office:value-type="string" calcext:value-type="string">
            <text:p>CTSA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ntanense-on-CTSA3/cotacao" xlink:type="simple">SANTANENSE ON</text:a></text:p>
          </table:table-cell>
          <table:table-cell office:value-type="string" calcext:value-type="string">
            <text:p>CT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sa-cteep-pn-TRPL4/cotacao" xlink:type="simple">ISA CTEEP PN</text:a></text:p>
          </table:table-cell>
          <table:table-cell office:value-type="string" calcext:value-type="string">
            <text:p>TRP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sa-cteep-on-TRPL3/cotacao" xlink:type="simple">ISA CTEEP ON</text:a></text:p>
          </table:table-cell>
          <table:table-cell office:value-type="string" calcext:value-type="string">
            <text:p>TRP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agra-cia-agropastorial-pnb-CIAG6L/cotacao" xlink:type="simple">Ciagra Cia Agropastorial... PNB</text:a></text:p>
          </table:table-cell>
          <table:table-cell office:value-type="string" calcext:value-type="string">
            <text:p>CIAG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210B/cotacao" xlink:type="simple">CIBRASEC</text:a></text:p>
          </table:table-cell>
          <table:table-cell office:value-type="string" calcext:value-type="string">
            <text:p>CBSC-CRA21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ia-bras-securi-CBSC-CRA12B0/cotacao" xlink:type="simple">Cibrasec Cia Bras Securi...</text:a></text:p>
          </table:table-cell>
          <table:table-cell office:value-type="string" calcext:value-type="string">
            <text:p>CBSC-CRA12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ia-bras-securi-CBSC-CRA190B/cotacao" xlink:type="simple">Cibrasec Cia Bras Securi...</text:a></text:p>
          </table:table-cell>
          <table:table-cell office:value-type="string" calcext:value-type="string">
            <text:p>CBSC-CRA19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1AB0/cotacao" xlink:type="simple">CIBRASEC</text:a></text:p>
          </table:table-cell>
          <table:table-cell office:value-type="string" calcext:value-type="string">
            <text:p>CBSC-CRA1A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ia-bras-securi-CBSC-CRA19B0/cotacao" xlink:type="simple">Cibrasec Cia Bras Securi...</text:a></text:p>
          </table:table-cell>
          <table:table-cell office:value-type="string" calcext:value-type="string">
            <text:p>CBSC-CRA19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1A0B/cotacao" xlink:type="simple">CIBRASEC</text:a></text:p>
          </table:table-cell>
          <table:table-cell office:value-type="string" calcext:value-type="string">
            <text:p>CBSC-CRA1A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cibrasec-CBSC-CRA21B0/cotacao" xlink:type="simple">CIBRASEC</text:a></text:p>
          </table:table-cell>
          <table:table-cell office:value-type="string" calcext:value-type="string">
            <text:p>CBSC-CRA2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elo-on-CIEL3/cotacao" xlink:type="simple">CIELO ON</text:a></text:p>
          </table:table-cell>
          <table:table-cell office:value-type="string" calcext:value-type="string">
            <text:p>CIE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ms-on-CMSA3/cotacao" xlink:type="simple">Cims ON</text:a></text:p>
          </table:table-cell>
          <table:table-cell office:value-type="string" calcext:value-type="string">
            <text:p>CM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ms-pn-CMSA4/cotacao" xlink:type="simple">Cims PN</text:a></text:p>
          </table:table-cell>
          <table:table-cell office:value-type="string" calcext:value-type="string">
            <text:p>CMS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inesystem-on-CNSY3/cotacao" xlink:type="simple">Cinesystem ON</text:a></text:p>
          </table:table-cell>
          <table:table-cell office:value-type="string" calcext:value-type="string">
            <text:p>CNS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gna-on-COGN3/cotacao" xlink:type="simple">COGNA ON</text:a></text:p>
          </table:table-cell>
          <table:table-cell office:value-type="string" calcext:value-type="string">
            <text:p>COG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04/cotacao" xlink:type="simple">Common Stock ON</text:a></text:p>
          </table:table-cell>
          <table:table-cell office:value-type="string" calcext:value-type="string">
            <text:p>TF70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24/cotacao" xlink:type="simple">Common Stock ON</text:a></text:p>
          </table:table-cell>
          <table:table-cell office:value-type="string" calcext:value-type="string">
            <text:p>TF72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23/cotacao" xlink:type="simple">Common Stock ON</text:a></text:p>
          </table:table-cell>
          <table:table-cell office:value-type="string" calcext:value-type="string">
            <text:p>TF72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14/cotacao" xlink:type="simple">Common Stock ON</text:a></text:p>
          </table:table-cell>
          <table:table-cell office:value-type="string" calcext:value-type="string">
            <text:p>TF7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03/cotacao" xlink:type="simple">Common Stock ON</text:a></text:p>
          </table:table-cell>
          <table:table-cell office:value-type="string" calcext:value-type="string">
            <text:p>TF70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694/cotacao" xlink:type="simple">Common Stock ON</text:a></text:p>
          </table:table-cell>
          <table:table-cell office:value-type="string" calcext:value-type="string">
            <text:p>TF69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900/cotacao" xlink:type="simple">Common Stock ON</text:a></text:p>
          </table:table-cell>
          <table:table-cell office:value-type="string" calcext:value-type="string">
            <text:p>TF9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713/cotacao" xlink:type="simple">Common Stock ON</text:a></text:p>
          </table:table-cell>
          <table:table-cell office:value-type="string" calcext:value-type="string">
            <text:p>TF7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693/cotacao" xlink:type="simple">Common Stock ON</text:a></text:p>
          </table:table-cell>
          <table:table-cell office:value-type="string" calcext:value-type="string">
            <text:p>TF69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mmon-stock-on-TF901/cotacao" xlink:type="simple">Common Stock ON</text:a></text:p>
          </table:table-cell>
          <table:table-cell office:value-type="string" calcext:value-type="string">
            <text:p>TF90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gpar-on-GPAR1/cotacao" xlink:type="simple">CELGPAR ON</text:a></text:p>
          </table:table-cell>
          <table:table-cell office:value-type="string" calcext:value-type="string">
            <text:p>GPA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gpar-on-GPAR3/cotacao" xlink:type="simple">CELGPAR ON</text:a></text:p>
          </table:table-cell>
          <table:table-cell office:value-type="string" calcext:value-type="string">
            <text:p>GP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sabesp-on-SBSP3/cotacao" xlink:type="simple">SABESP ON</text:a></text:p>
          </table:table-cell>
          <table:table-cell office:value-type="string" calcext:value-type="string">
            <text:p>SBS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gt-on-EEEL3/cotacao" xlink:type="simple">CEEE-GT ON</text:a></text:p>
          </table:table-cell>
          <table:table-cell office:value-type="string" calcext:value-type="string">
            <text:p>EEE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ee-gt-pn-EEEL4/cotacao" xlink:type="simple">CEEE-GT PN</text:a></text:p>
          </table:table-cell>
          <table:table-cell office:value-type="string" calcext:value-type="string">
            <text:p>EEE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cessionaria-rio-teres-pna-CRTE5B/cotacao" xlink:type="simple">Concessionaria Rio Teres... PNA</text:a></text:p>
          </table:table-cell>
          <table:table-cell office:value-type="string" calcext:value-type="string">
            <text:p>CRTE5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cessionaria-rio-teres-on-CRTE3B/cotacao" xlink:type="simple">Concessionaria Rio Teres... ON</text:a></text:p>
          </table:table-cell>
          <table:table-cell office:value-type="string" calcext:value-type="string">
            <text:p>CRTE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derich-pn-ODER4/cotacao" xlink:type="simple">ODERICH PN</text:a></text:p>
          </table:table-cell>
          <table:table-cell office:value-type="string" calcext:value-type="string">
            <text:p>ODE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oderich-on-ODER3/cotacao" xlink:type="simple">ODERICH ON</text:a></text:p>
          </table:table-cell>
          <table:table-cell office:value-type="string" calcext:value-type="string">
            <text:p>OD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d-BRGE8/cotacao" xlink:type="simple">ALFA CONSORCIO PND</text:a></text:p>
          </table:table-cell>
          <table:table-cell office:value-type="string" calcext:value-type="string">
            <text:p>BRGE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b-BRGE6/cotacao" xlink:type="simple">ALFA CONSORCIO PNB</text:a></text:p>
          </table:table-cell>
          <table:table-cell office:value-type="string" calcext:value-type="string">
            <text:p>BRGE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e-BRGE11/cotacao" xlink:type="simple">ALFA CONSORCIO PNE</text:a></text:p>
          </table:table-cell>
          <table:table-cell office:value-type="string" calcext:value-type="string">
            <text:p>BRGE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f-BRGE12/cotacao" xlink:type="simple">ALFA CONSORCIO PNF</text:a></text:p>
          </table:table-cell>
          <table:table-cell office:value-type="string" calcext:value-type="string">
            <text:p>BRGE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on-BRGE3/cotacao" xlink:type="simple">ALFA CONSORCIO ON</text:a></text:p>
          </table:table-cell>
          <table:table-cell office:value-type="string" calcext:value-type="string">
            <text:p>BRG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a-BRGE5/cotacao" xlink:type="simple">ALFA CONSORCIO PNA</text:a></text:p>
          </table:table-cell>
          <table:table-cell office:value-type="string" calcext:value-type="string">
            <text:p>BRGE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consorcio-pnc-BRGE7/cotacao" xlink:type="simple">ALFA CONSORCIO PNC</text:a></text:p>
          </table:table-cell>
          <table:table-cell office:value-type="string" calcext:value-type="string">
            <text:p>BRGE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strutora-adolfo-l-on-CALI3/cotacao" xlink:type="simple">CONSTRUTORA ADOLFO L ON</text:a></text:p>
          </table:table-cell>
          <table:table-cell office:value-type="string" calcext:value-type="string">
            <text:p>CAL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nstrutora-adolfo-l-pn-CALI4/cotacao" xlink:type="simple">CONSTRUTORA ADOLFO L PN</text:a></text:p>
          </table:table-cell>
          <table:table-cell office:value-type="string" calcext:value-type="string">
            <text:p>CAL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tenda-on-TEND3/cotacao" xlink:type="simple">TENDA ON</text:a></text:p>
          </table:table-cell>
          <table:table-cell office:value-type="string" calcext:value-type="string">
            <text:p>TEN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r-ribeiro-pn-CORR4/cotacao" xlink:type="simple">COR RIBEIRO PN</text:a></text:p>
          </table:table-cell>
          <table:table-cell office:value-type="string" calcext:value-type="string">
            <text:p>COR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r-ribeiro-on-CORR3/cotacao" xlink:type="simple">COR RIBEIRO ON</text:a></text:p>
          </table:table-cell>
          <table:table-cell office:value-type="string" calcext:value-type="string">
            <text:p>COR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an-log-on-RLOG3/cotacao" xlink:type="simple">COSAN LOG ON</text:a></text:p>
          </table:table-cell>
          <table:table-cell office:value-type="string" calcext:value-type="string">
            <text:p>RLO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osan-on-CSAN3/cotacao" xlink:type="simple">COSAN ON</text:a></text:p>
          </table:table-cell>
          <table:table-cell office:value-type="string" calcext:value-type="string">
            <text:p>CSA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pfl-energia-on-CPFE3/cotacao" xlink:type="simple">CPFL ENERGIA ON</text:a></text:p>
          </table:table-cell>
          <table:table-cell office:value-type="string" calcext:value-type="string">
            <text:p>CPF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pfl-renovavel-on-CPRE3L/cotacao" xlink:type="simple">CPFL RENOVÁVEL ON</text:a></text:p>
          </table:table-cell>
          <table:table-cell office:value-type="string" calcext:value-type="string">
            <text:p>CPRE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pfl-renovavel-on-CPRE3/cotacao" xlink:type="simple">CPFL RENOVÁVEL ON</text:a></text:p>
          </table:table-cell>
          <table:table-cell office:value-type="string" calcext:value-type="string">
            <text:p>CP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r2-on-CRDE3/cotacao" xlink:type="simple">CR2 ON</text:a></text:p>
          </table:table-cell>
          <table:table-cell office:value-type="string" calcext:value-type="string">
            <text:p>CRD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ruzeiro-do-sul-educacio-on-CSED3/cotacao" xlink:type="simple">Cruzeiro do Sul Educacio... ON</text:a></text:p>
          </table:table-cell>
          <table:table-cell office:value-type="string" calcext:value-type="string">
            <text:p>CSE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sn-mineracao-s-a-on-CMIN3/cotacao" xlink:type="simple">CSN Mineracao S.A ON</text:a></text:p>
          </table:table-cell>
          <table:table-cell office:value-type="string" calcext:value-type="string">
            <text:p>CMI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su-cardsystem-on-CARD3/cotacao" xlink:type="simple">CSU CARDSYSTEM ON</text:a></text:p>
          </table:table-cell>
          <table:table-cell office:value-type="string" calcext:value-type="string">
            <text:p>CAR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tc-centro-de-tecnologia-on-CTCA3/cotacao" xlink:type="simple">CTC Centro De Tecnologia... ON</text:a></text:p>
          </table:table-cell>
          <table:table-cell office:value-type="string" calcext:value-type="string">
            <text:p>CTC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urimare-pnb-CRMR6L/cotacao" xlink:type="simple">Curimare PNB</text:a></text:p>
          </table:table-cell>
          <table:table-cell office:value-type="string" calcext:value-type="string">
            <text:p>CRMR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urimare-pna-CRMR5L/cotacao" xlink:type="simple">Curimare PNA</text:a></text:p>
          </table:table-cell>
          <table:table-cell office:value-type="string" calcext:value-type="string">
            <text:p>CRMR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ury-construtora-e-incor-on-CURY3/cotacao" xlink:type="simple">Cury Construtora E Incor... ON</text:a></text:p>
          </table:table-cell>
          <table:table-cell office:value-type="string" calcext:value-type="string">
            <text:p>CUR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1/cotacao" xlink:type="simple">CVC BRASIL ON</text:a></text:p>
          </table:table-cell>
          <table:table-cell office:value-type="string" calcext:value-type="string">
            <text:p>CVCB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9/cotacao" xlink:type="simple">CVC BRASIL ON</text:a></text:p>
          </table:table-cell>
          <table:table-cell office:value-type="string" calcext:value-type="string">
            <text:p>CVCB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11/cotacao" xlink:type="simple">CVC BRASIL ON</text:a></text:p>
          </table:table-cell>
          <table:table-cell office:value-type="string" calcext:value-type="string">
            <text:p>CVCB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vc-brasil-on-CVCB3/cotacao" xlink:type="simple">CVC BRASIL ON</text:a></text:p>
          </table:table-cell>
          <table:table-cell office:value-type="string" calcext:value-type="string">
            <text:p>CVC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yrela-realt-on-CYRE3/cotacao" xlink:type="simple">CYRELA REALT ON</text:a></text:p>
          </table:table-cell>
          <table:table-cell office:value-type="string" calcext:value-type="string">
            <text:p>CY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yrela-commercial-prop-on-CCPR3/cotacao" xlink:type="simple">CYRELA COMMERCIAL PROP ON</text:a></text:p>
          </table:table-cell>
          <table:table-cell office:value-type="string" calcext:value-type="string">
            <text:p>CC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yrusone-C2ON34/cotacao" xlink:type="simple">CyrusOne</text:a></text:p>
          </table:table-cell>
          <table:table-cell office:value-type="string" calcext:value-type="string">
            <text:p>C2ON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d1000-varejo-farma-parti-on-DMVF3/cotacao" xlink:type="simple">D1000 Varejo Farma Parti... ON</text:a></text:p>
          </table:table-cell>
          <table:table-cell office:value-type="string" calcext:value-type="string">
            <text:p>DMVF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asa-on-DASA1/cotacao" xlink:type="simple">DASA ON</text:a></text:p>
          </table:table-cell>
          <table:table-cell office:value-type="string" calcext:value-type="string">
            <text:p>DASA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asa-on-DASA3/cotacao" xlink:type="simple">DASA ON</text:a></text:p>
          </table:table-cell>
          <table:table-cell office:value-type="string" calcext:value-type="string">
            <text:p>DA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imed-pn-PNVL4/cotacao" xlink:type="simple">DIMED PN</text:a></text:p>
          </table:table-cell>
          <table:table-cell office:value-type="string" calcext:value-type="string">
            <text:p>PNV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imed-on-PNVL3/cotacao" xlink:type="simple">DIMED ON</text:a></text:p>
          </table:table-cell>
          <table:table-cell office:value-type="string" calcext:value-type="string">
            <text:p>PNV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irecional-on-DIRR3/cotacao" xlink:type="simple">DIRECIONAL ON</text:a></text:p>
          </table:table-cell>
          <table:table-cell office:value-type="string" calcext:value-type="string">
            <text:p>DIR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hler-pn-DOHL4/cotacao" xlink:type="simple">DOHLER PN</text:a></text:p>
          </table:table-cell>
          <table:table-cell office:value-type="string" calcext:value-type="string">
            <text:p>DOH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hler-on-DOHL3/cotacao" xlink:type="simple">DOHLER ON</text:a></text:p>
          </table:table-cell>
          <table:table-cell office:value-type="string" calcext:value-type="string">
            <text:p>DOH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on-carolina-pna-pna-CRVD5L/cotacao" xlink:type="simple">DON CAROLINA PNA PNA</text:a></text:p>
          </table:table-cell>
          <table:table-cell office:value-type="string" calcext:value-type="string">
            <text:p>CRVD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tcom-pn-DTCY4/cotacao" xlink:type="simple">DTCOM PN</text:a></text:p>
          </table:table-cell>
          <table:table-cell office:value-type="string" calcext:value-type="string">
            <text:p>DTCY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tcom-on-DTCY3/cotacao" xlink:type="simple">DTCOM ON</text:a></text:p>
          </table:table-cell>
          <table:table-cell office:value-type="string" calcext:value-type="string">
            <text:p>DTC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tcom-on-DTCY1/cotacao" xlink:type="simple">DTCOM ON</text:a></text:p>
          </table:table-cell>
          <table:table-cell office:value-type="string" calcext:value-type="string">
            <text:p>DTCY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duratex-on-DTEX3/cotacao" xlink:type="simple">DURATEX ON</text:a></text:p>
          </table:table-cell>
          <table:table-cell office:value-type="string" calcext:value-type="string">
            <text:p>DTE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e-oulg11-b-OULG12B/cotacao" xlink:type="simple">E OULG11 B</text:a></text:p>
          </table:table-cell>
          <table:table-cell office:value-type="string" calcext:value-type="string">
            <text:p>OULG12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92B0/cotacao" xlink:type="simple">Eco Securitizadora Direi...</text:a></text:p>
          </table:table-cell>
          <table:table-cell office:value-type="string" calcext:value-type="string">
            <text:p>ECOA-CRA92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-agro-ECOA-CRA81B0/cotacao" xlink:type="simple">ECO SEC AGRO</text:a></text:p>
          </table:table-cell>
          <table:table-cell office:value-type="string" calcext:value-type="string">
            <text:p>ECOA-CRA8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-agro-ECOA-CRAA50B/cotacao" xlink:type="simple">ECO SEC AGRO</text:a></text:p>
          </table:table-cell>
          <table:table-cell office:value-type="string" calcext:value-type="string">
            <text:p>ECOA-CRAA5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A60B/cotacao" xlink:type="simple">Eco Securitizadora Direi...</text:a></text:p>
          </table:table-cell>
          <table:table-cell office:value-type="string" calcext:value-type="string">
            <text:p>ECOA-CRAA6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A7B0/cotacao" xlink:type="simple">Eco Securitizadora Direi...</text:a></text:p>
          </table:table-cell>
          <table:table-cell office:value-type="string" calcext:value-type="string">
            <text:p>ECOA-CRAA7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80B0/cotacao" xlink:type="simple">Eco Securitizadora Direi...</text:a></text:p>
          </table:table-cell>
          <table:table-cell office:value-type="string" calcext:value-type="string">
            <text:p>ECOA-CRA80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-agro-ECOA-CRAA5B0/cotacao" xlink:type="simple">ECO SEC AGRO</text:a></text:p>
          </table:table-cell>
          <table:table-cell office:value-type="string" calcext:value-type="string">
            <text:p>ECOA-CRAA5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co-securitizadora-direi-ECOA-CRAA6B0/cotacao" xlink:type="simple">Eco Securitizadora Direi...</text:a></text:p>
          </table:table-cell>
          <table:table-cell office:value-type="string" calcext:value-type="string">
            <text:p>ECOA-CRAA6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corodovias-on-ECOR3/cotacao" xlink:type="simple">ECORODOVIAS ON</text:a></text:p>
          </table:table-cell>
          <table:table-cell office:value-type="string" calcext:value-type="string">
            <text:p>ECO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dipan-agropecuaria-pnb-EDPN6L/cotacao" xlink:type="simple">Edipan Agropecuaria PNB</text:a></text:p>
          </table:table-cell>
          <table:table-cell office:value-type="string" calcext:value-type="string">
            <text:p>EDPN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as-br-on-ENBR3/cotacao" xlink:type="simple">ENERGIAS BR ON</text:a></text:p>
          </table:table-cell>
          <table:table-cell office:value-type="string" calcext:value-type="string">
            <text:p>EN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co-altona-on-EALT3/cotacao" xlink:type="simple">AÇO ALTONA ON</text:a></text:p>
          </table:table-cell>
          <table:table-cell office:value-type="string" calcext:value-type="string">
            <text:p>EAL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co-altona-pn-EALT4/cotacao" xlink:type="simple">AÇO ALTONA PN</text:a></text:p>
          </table:table-cell>
          <table:table-cell office:value-type="string" calcext:value-type="string">
            <text:p>EAL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on-ELEK11L/cotacao" xlink:type="simple">ELEKEIROZ ON</text:a></text:p>
          </table:table-cell>
          <table:table-cell office:value-type="string" calcext:value-type="string">
            <text:p>ELEK11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pn-ELEK12L/cotacao" xlink:type="simple">ELEKEIROZ PN</text:a></text:p>
          </table:table-cell>
          <table:table-cell office:value-type="string" calcext:value-type="string">
            <text:p>ELEK12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on-ELEK3L/cotacao" xlink:type="simple">ELEKEIROZ ON</text:a></text:p>
          </table:table-cell>
          <table:table-cell office:value-type="string" calcext:value-type="string">
            <text:p>ELEK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pn-ELEK4/cotacao" xlink:type="simple">ELEKEIROZ PN</text:a></text:p>
          </table:table-cell>
          <table:table-cell office:value-type="string" calcext:value-type="string">
            <text:p>ELEK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on-ELEK3/cotacao" xlink:type="simple">ELEKEIROZ ON</text:a></text:p>
          </table:table-cell>
          <table:table-cell office:value-type="string" calcext:value-type="string">
            <text:p>ELEK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eiroz-pn-ELEK4L/cotacao" xlink:type="simple">ELEKEIROZ PN</text:a></text:p>
          </table:table-cell>
          <table:table-cell office:value-type="string" calcext:value-type="string">
            <text:p>ELEK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tro-pn-EKTR4/cotacao" xlink:type="simple">ELEKTRO PN</text:a></text:p>
          </table:table-cell>
          <table:table-cell office:value-type="string" calcext:value-type="string">
            <text:p>EKT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ktro-on-EKTR3/cotacao" xlink:type="simple">ELEKTRO ON</text:a></text:p>
          </table:table-cell>
          <table:table-cell office:value-type="string" calcext:value-type="string">
            <text:p>EKT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par-on-LIPR3/cotacao" xlink:type="simple">ELETROPAR ON</text:a></text:p>
          </table:table-cell>
          <table:table-cell office:value-type="string" calcext:value-type="string">
            <text:p>LI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midia-on-ELMD3/cotacao" xlink:type="simple">Eletromidia ON</text:a></text:p>
          </table:table-cell>
          <table:table-cell office:value-type="string" calcext:value-type="string">
            <text:p>ELM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n-on-ETRO3B/cotacao" xlink:type="simple">ELETRON ON</text:a></text:p>
          </table:table-cell>
          <table:table-cell office:value-type="string" calcext:value-type="string">
            <text:p>ETRO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paulo-on-ELPL3L/cotacao" xlink:type="simple">ELETROPAULO ON</text:a></text:p>
          </table:table-cell>
          <table:table-cell office:value-type="string" calcext:value-type="string">
            <text:p>ELPL3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letropaulo-on-ELPL3/cotacao" xlink:type="simple">ELETROPAULO ON</text:a></text:p>
          </table:table-cell>
          <table:table-cell office:value-type="string" calcext:value-type="string">
            <text:p>ELP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ae-pn-EMAE4/cotacao" xlink:type="simple">EMAE PN</text:a></text:p>
          </table:table-cell>
          <table:table-cell office:value-type="string" calcext:value-type="string">
            <text:p>EMA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ae-on-EMAE3/cotacao" xlink:type="simple">EMAE ON</text:a></text:p>
          </table:table-cell>
          <table:table-cell office:value-type="string" calcext:value-type="string">
            <text:p>EMA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braer-on-EMBR3/cotacao" xlink:type="simple">EMBRAER ON</text:a></text:p>
          </table:table-cell>
          <table:table-cell office:value-type="string" calcext:value-type="string">
            <text:p>EM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mpreendimentos-pague-me-on-PGMN3/cotacao" xlink:type="simple">Empreendimentos Pague Me... ON</text:a></text:p>
          </table:table-cell>
          <table:table-cell office:value-type="string" calcext:value-type="string">
            <text:p>PGM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corpar-on-ECPR3/cotacao" xlink:type="simple">ENCORPAR ON</text:a></text:p>
          </table:table-cell>
          <table:table-cell office:value-type="string" calcext:value-type="string">
            <text:p>ECP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corpar-pn-ECPR4/cotacao" xlink:type="simple">ENCORPAR PN</text:a></text:p>
          </table:table-cell>
          <table:table-cell office:value-type="string" calcext:value-type="string">
            <text:p>ECP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auta-on-ENAT3/cotacao" xlink:type="simple">ENAUTA ON</text:a></text:p>
          </table:table-cell>
          <table:table-cell office:value-type="string" calcext:value-type="string">
            <text:p>ENA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pn-ENMT2/cotacao" xlink:type="simple">ENERGISA MT PN</text:a></text:p>
          </table:table-cell>
          <table:table-cell office:value-type="string" calcext:value-type="string">
            <text:p>ENMT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on-ENMT1/cotacao" xlink:type="simple">ENERGISA MT ON</text:a></text:p>
          </table:table-cell>
          <table:table-cell office:value-type="string" calcext:value-type="string">
            <text:p>ENMT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on-ENMT3/cotacao" xlink:type="simple">ENERGISA MT ON</text:a></text:p>
          </table:table-cell>
          <table:table-cell office:value-type="string" calcext:value-type="string">
            <text:p>ENM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mt-pn-ENMT4/cotacao" xlink:type="simple">ENERGISA MT PN</text:a></text:p>
          </table:table-cell>
          <table:table-cell office:value-type="string" calcext:value-type="string">
            <text:p>ENM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B0/cotacao" xlink:type="simple">ENERGISA</text:a></text:p>
          </table:table-cell>
          <table:table-cell office:value-type="string" calcext:value-type="string">
            <text:p>ENGI-DEB82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0B/cotacao" xlink:type="simple">ENERGISA</text:a></text:p>
          </table:table-cell>
          <table:table-cell office:value-type="string" calcext:value-type="string">
            <text:p>ENGI-DEB82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L0/cotacao" xlink:type="simple">ENERGISA</text:a></text:p>
          </table:table-cell>
          <table:table-cell office:value-type="string" calcext:value-type="string">
            <text:p>ENGI-DEB82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2L1/cotacao" xlink:type="simple">ENERGISA</text:a></text:p>
          </table:table-cell>
          <table:table-cell office:value-type="string" calcext:value-type="string">
            <text:p>ENGI-DEB82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L1/cotacao" xlink:type="simple">ENERGISA</text:a></text:p>
          </table:table-cell>
          <table:table-cell office:value-type="string" calcext:value-type="string">
            <text:p>ENGI-DEB81L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pn-ENGI4/cotacao" xlink:type="simple">ENERGISA PN</text:a></text:p>
          </table:table-cell>
          <table:table-cell office:value-type="string" calcext:value-type="string">
            <text:p>ENGI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ENGI12/cotacao" xlink:type="simple">ENERGISA</text:a></text:p>
          </table:table-cell>
          <table:table-cell office:value-type="string" calcext:value-type="string">
            <text:p>ENG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L0/cotacao" xlink:type="simple">ENERGISA</text:a></text:p>
          </table:table-cell>
          <table:table-cell office:value-type="string" calcext:value-type="string">
            <text:p>ENGI-DEB81L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rgisa-on-ENGI3/cotacao" xlink:type="simple">ENERGISA ON</text:a></text:p>
          </table:table-cell>
          <table:table-cell office:value-type="string" calcext:value-type="string">
            <text:p>ENG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0B/cotacao" xlink:type="simple">ENERGISA</text:a></text:p>
          </table:table-cell>
          <table:table-cell office:value-type="string" calcext:value-type="string">
            <text:p>ENGI-DEB810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<text:a xlink:href="https://br.advfn.com/bolsa-de-valores/bovespa/energisa-ENGI-DEB81B0/cotacao" xlink:type="simple">ENERGISA</text:a></text:p>
          </table:table-cell>
          <table:table-cell office:value-type="string" calcext:value-type="string">
            <text:p>ENGI-DEB81B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eva-on-ENEV3/cotacao" xlink:type="simple">ENEVA ON</text:a></text:p>
          </table:table-cell>
          <table:table-cell office:value-type="string" calcext:value-type="string">
            <text:p>ENE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gie-brasil-on-EGIE3/cotacao" xlink:type="simple">ENGIE BRASIL ON</text:a></text:p>
          </table:table-cell>
          <table:table-cell office:value-type="string" calcext:value-type="string">
            <text:p>EGI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njoei-com-br-atividades-on-ENJU3/cotacao" xlink:type="simple">Enjoei.Com.Br Atividades... ON</text:a></text:p>
          </table:table-cell>
          <table:table-cell office:value-type="string" calcext:value-type="string">
            <text:p>ENJU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pnc-EQPA7/cotacao" xlink:type="simple">EQTL PARA PNC</text:a></text:p>
          </table:table-cell>
          <table:table-cell office:value-type="string" calcext:value-type="string">
            <text:p>EQPA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pna-EQPA5/cotacao" xlink:type="simple">EQTL PARA PNA</text:a></text:p>
          </table:table-cell>
          <table:table-cell office:value-type="string" calcext:value-type="string">
            <text:p>EQPA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pnb-EQPA6/cotacao" xlink:type="simple">EQTL PARA PNB</text:a></text:p>
          </table:table-cell>
          <table:table-cell office:value-type="string" calcext:value-type="string">
            <text:p>EQPA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tl-para-on-EQPA3/cotacao" xlink:type="simple">EQTL PARA ON</text:a></text:p>
          </table:table-cell>
          <table:table-cell office:value-type="string" calcext:value-type="string">
            <text:p>EQP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quatorial-on-EQTL3/cotacao" xlink:type="simple">EQUATORIAL ON</text:a></text:p>
          </table:table-cell>
          <table:table-cell office:value-type="string" calcext:value-type="string">
            <text:p>EQT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pnb-CELP6/cotacao" xlink:type="simple">CELPA PNB</text:a></text:p>
          </table:table-cell>
          <table:table-cell office:value-type="string" calcext:value-type="string">
            <text:p>CELP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on-CELP3/cotacao" xlink:type="simple">CELPA ON</text:a></text:p>
          </table:table-cell>
          <table:table-cell office:value-type="string" calcext:value-type="string">
            <text:p>CEL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pnc-CELP7/cotacao" xlink:type="simple">CELPA PNC</text:a></text:p>
          </table:table-cell>
          <table:table-cell office:value-type="string" calcext:value-type="string">
            <text:p>CELP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celpa-pna-CELP5/cotacao" xlink:type="simple">CELPA PNA</text:a></text:p>
          </table:table-cell>
          <table:table-cell office:value-type="string" calcext:value-type="string">
            <text:p>CELP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ternit-on-ETER3/cotacao" xlink:type="simple">ETERNIT ON</text:a></text:p>
          </table:table-cell>
          <table:table-cell office:value-type="string" calcext:value-type="string">
            <text:p>ET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ternit-on-ETER1/cotacao" xlink:type="simple">ETERNIT ON</text:a></text:p>
          </table:table-cell>
          <table:table-cell office:value-type="string" calcext:value-type="string">
            <text:p>ETE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ternit-on-ETER9/cotacao" xlink:type="simple">ETERNIT ON</text:a></text:p>
          </table:table-cell>
          <table:table-cell office:value-type="string" calcext:value-type="string">
            <text:p>ETER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ucatex-on-EUCA3/cotacao" xlink:type="simple">EUCATEX ON</text:a></text:p>
          </table:table-cell>
          <table:table-cell office:value-type="string" calcext:value-type="string">
            <text:p>EUC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ucatex-pn-EUCA4/cotacao" xlink:type="simple">EUCATEX PN</text:a></text:p>
          </table:table-cell>
          <table:table-cell office:value-type="string" calcext:value-type="string">
            <text:p>EUC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ven-on-EVEN3/cotacao" xlink:type="simple">EVEN ON</text:a></text:p>
          </table:table-cell>
          <table:table-cell office:value-type="string" calcext:value-type="string">
            <text:p>EVE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xcelsior-on-BAUH3/cotacao" xlink:type="simple">EXCELSIOR ON</text:a></text:p>
          </table:table-cell>
          <table:table-cell office:value-type="string" calcext:value-type="string">
            <text:p>BAUH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xcelsior-pn-BAUH4/cotacao" xlink:type="simple">EXCELSIOR PN</text:a></text:p>
          </table:table-cell>
          <table:table-cell office:value-type="string" calcext:value-type="string">
            <text:p>BAUH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eztec-on-EZTC3/cotacao" xlink:type="simple">EZTEC ON</text:a></text:p>
          </table:table-cell>
          <table:table-cell office:value-type="string" calcext:value-type="string">
            <text:p>EZTC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fazenda-barreiro-santa-fe-pna-FBSF5L/cotacao" xlink:type="simple">Fazenda Barreiro Santa Fe PNA</text:a></text:p>
          </table:table-cell>
          <table:table-cell office:value-type="string" calcext:value-type="string">
            <text:p>FBSF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azenda-estrela-sa-agrop-pna-FEST5L/cotacao" xlink:type="simple">Fazenda Estrela Sa Agrop... PNA</text:a></text:p>
          </table:table-cell>
          <table:table-cell office:value-type="string" calcext:value-type="string">
            <text:p>FES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d-de-inv-imobliario-our-OUFF12/cotacao" xlink:type="simple">FD DE INV Imobliario Our...</text:a></text:p>
          </table:table-cell>
          <table:table-cell office:value-type="string" calcext:value-type="string">
            <text:p>OU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d-inav-im-ativ-re-cotas-TGAR12/cotacao" xlink:type="simple">FD iNav IM Ativ re Cotas</text:a></text:p>
          </table:table-cell>
          <table:table-cell office:value-type="string" calcext:value-type="string">
            <text:p>TGA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do-inv-imob-fii-ubs-br-RECT12/cotacao" xlink:type="simple">FDO INV IMOB FII UBS BR ...</text:a></text:p>
          </table:table-cell>
          <table:table-cell office:value-type="string" calcext:value-type="string">
            <text:p>RECT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rovia-centro-atl-on-VSPT1/cotacao" xlink:type="simple">FERROVIA CENTRO ATL ON</text:a></text:p>
          </table:table-cell>
          <table:table-cell office:value-type="string" calcext:value-type="string">
            <text:p>VSPT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rovia-centro-atl-on-VSPT3/cotacao" xlink:type="simple">FERROVIA CENTRO ATL ON</text:a></text:p>
          </table:table-cell>
          <table:table-cell office:value-type="string" calcext:value-type="string">
            <text:p>VSP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rovia-centro-atl-pn-VSPT4/cotacao" xlink:type="simple">FERROVIA CENTRO ATL PN</text:a></text:p>
          </table:table-cell>
          <table:table-cell office:value-type="string" calcext:value-type="string">
            <text:p>VSP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er-heringer-on-FHER3/cotacao" xlink:type="simple">FER HERINGER ON</text:a></text:p>
          </table:table-cell>
          <table:table-cell office:value-type="string" calcext:value-type="string">
            <text:p>FHE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acao-algodao-moco-sa-f-pnb-FMSA6L/cotacao" xlink:type="simple">Fiacao Algodao Moco Sa F... PNB</text:a></text:p>
          </table:table-cell>
          <table:table-cell office:value-type="string" calcext:value-type="string">
            <text:p>FMSA6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bra-cia-securit-de-cre-BCFF12/cotacao" xlink:type="simple">Fibra Cia Securit De Cre...</text:a></text:p>
          </table:table-cell>
          <table:table-cell office:value-type="string" calcext:value-type="string">
            <text:p>BC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brasa-nordeste-pna-BRAS5L/cotacao" xlink:type="simple">Fibrasa Nordeste PNA</text:a></text:p>
          </table:table-cell>
          <table:table-cell office:value-type="string" calcext:value-type="string">
            <text:p>BRAS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absoluto-ci-BPFF12/cotacao" xlink:type="simple">FII ABSOLUTO CI</text:a></text:p>
          </table:table-cell>
          <table:table-cell office:value-type="string" calcext:value-type="string">
            <text:p>BP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barigui-ci-BARI12/cotacao" xlink:type="simple">FII BARIGUI CI</text:a></text:p>
          </table:table-cell>
          <table:table-cell office:value-type="string" calcext:value-type="string">
            <text:p>BAR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bluemacaw-logistica-BLMG12/cotacao" xlink:type="simple">FII Bluemacaw Logistica</text:a></text:p>
          </table:table-cell>
          <table:table-cell office:value-type="string" calcext:value-type="string">
            <text:p>BLM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bresco-ci-eg-BRCO12/cotacao" xlink:type="simple">FII Bresco Ci Eg</text:a></text:p>
          </table:table-cell>
          <table:table-cell office:value-type="string" calcext:value-type="string">
            <text:p>BRCO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capi-sec-ci-mb-CPTS12/cotacao" xlink:type="simple">FII Capi Sec CI Mb</text:a></text:p>
          </table:table-cell>
          <table:table-cell office:value-type="string" calcext:value-type="string">
            <text:p>CPTS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capi-sec-ci-mb-CPTS12B/cotacao" xlink:type="simple">FII Capi Sec CI Mb</text:a></text:p>
          </table:table-cell>
          <table:table-cell office:value-type="string" calcext:value-type="string">
            <text:p>CPTS12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cshg-cri-ci-HGCR12/cotacao" xlink:type="simple">FII CSHG CRI CI</text:a></text:p>
          </table:table-cell>
          <table:table-cell office:value-type="string" calcext:value-type="string">
            <text:p>HGC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fator-ve-VRTA12/cotacao" xlink:type="simple">Fii Fator Ve</text:a></text:p>
          </table:table-cell>
          <table:table-cell office:value-type="string" calcext:value-type="string">
            <text:p>VRTA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galapagos-GCFF12/cotacao" xlink:type="simple">FII Galapagos</text:a></text:p>
          </table:table-cell>
          <table:table-cell office:value-type="string" calcext:value-type="string">
            <text:p>GC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hectare-ci-HCTR12/cotacao" xlink:type="simple">FII HECTARE CI</text:a></text:p>
          </table:table-cell>
          <table:table-cell office:value-type="string" calcext:value-type="string">
            <text:p>HCT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hsi-mallci-HSML12/cotacao" xlink:type="simple">FII HSI MALLCI</text:a></text:p>
          </table:table-cell>
          <table:table-cell office:value-type="string" calcext:value-type="string">
            <text:p>HSML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logcp-inter-LGCP12/cotacao" xlink:type="simple">FII LOGCP Inter</text:a></text:p>
          </table:table-cell>
          <table:table-cell office:value-type="string" calcext:value-type="string">
            <text:p>LGCP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aua-ci-er-MCCI12/cotacao" xlink:type="simple">FII MAUA CI ER</text:a></text:p>
          </table:table-cell>
          <table:table-cell office:value-type="string" calcext:value-type="string">
            <text:p>MCC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axi-ren-MXRF12/cotacao" xlink:type="simple">FII Maxi Ren</text:a></text:p>
          </table:table-cell>
          <table:table-cell office:value-type="string" calcext:value-type="string">
            <text:p>MXR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ogno-MGCR12/cotacao" xlink:type="simple">FII Mogno</text:a></text:p>
          </table:table-cell>
          <table:table-cell office:value-type="string" calcext:value-type="string">
            <text:p>MGC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ongno-ci-MGFF12/cotacao" xlink:type="simple">FII Mongno CI</text:a></text:p>
          </table:table-cell>
          <table:table-cell office:value-type="string" calcext:value-type="string">
            <text:p>MG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more-real-estate-fof-MORE12/cotacao" xlink:type="simple">FII More Real Estate FoF</text:a></text:p>
          </table:table-cell>
          <table:table-cell office:value-type="string" calcext:value-type="string">
            <text:p>MORE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polo-cri-ci-PORD12/cotacao" xlink:type="simple">FII POLO CRI CI</text:a></text:p>
          </table:table-cell>
          <table:table-cell office:value-type="string" calcext:value-type="string">
            <text:p>PORD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-incomedm-brazil-st-RBCO12/cotacao" xlink:type="simple">FII R Incomedm Brazil St...</text:a></text:p>
          </table:table-cell>
          <table:table-cell office:value-type="string" calcext:value-type="string">
            <text:p>RBCO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-capital-desenvolv-RBFF12/cotacao" xlink:type="simple">FII RB Capital Desenvolv...</text:a></text:p>
          </table:table-cell>
          <table:table-cell office:value-type="string" calcext:value-type="string">
            <text:p>RBF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r-log-RBRL12/cotacao" xlink:type="simple">FII RBR LOG</text:a></text:p>
          </table:table-cell>
          <table:table-cell office:value-type="string" calcext:value-type="string">
            <text:p>RBRL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r-propci-RBRP12/cotacao" xlink:type="simple">FII RBR PROPCI</text:a></text:p>
          </table:table-cell>
          <table:table-cell office:value-type="string" calcext:value-type="string">
            <text:p>RBRP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bralphaci-RBRF12/cotacao" xlink:type="simple">FII RBRALPHACI</text:a></text:p>
          </table:table-cell>
          <table:table-cell office:value-type="string" calcext:value-type="string">
            <text:p>RBRF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ec-log-RELG12/cotacao" xlink:type="simple">FII Rec Log</text:a></text:p>
          </table:table-cell>
          <table:table-cell office:value-type="string" calcext:value-type="string">
            <text:p>REL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riza-terrax-RZTR12/cotacao" xlink:type="simple">FII Riza Terrax</text:a></text:p>
          </table:table-cell>
          <table:table-cell office:value-type="string" calcext:value-type="string">
            <text:p>RZT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sequoia-SEQR12/cotacao" xlink:type="simple">FII Sequoia</text:a></text:p>
          </table:table-cell>
          <table:table-cell office:value-type="string" calcext:value-type="string">
            <text:p>SEQ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trx-realty-logistica-BTLG12/cotacao" xlink:type="simple">FII TRX Realty Logistica</text:a></text:p>
          </table:table-cell>
          <table:table-cell office:value-type="string" calcext:value-type="string">
            <text:p>BTL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ubs-ci-UBSR16/cotacao" xlink:type="simple">FII UBS CI</text:a></text:p>
          </table:table-cell>
          <table:table-cell office:value-type="string" calcext:value-type="string">
            <text:p>UBSR1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ubs-ci-UBSR12/cotacao" xlink:type="simple">FII UBS CI</text:a></text:p>
          </table:table-cell>
          <table:table-cell office:value-type="string" calcext:value-type="string">
            <text:p>UBS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alora-cri-indice-de-VGIP12/cotacao" xlink:type="simple">FII Valora CRI Indice de...</text:a></text:p>
          </table:table-cell>
          <table:table-cell office:value-type="string" calcext:value-type="string">
            <text:p>VGIP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bi-cri-ci-CVBI12/cotacao" xlink:type="simple">FII VBI CRI CI</text:a></text:p>
          </table:table-cell>
          <table:table-cell office:value-type="string" calcext:value-type="string">
            <text:p>CVB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incilogci-eb-VILG12/cotacao" xlink:type="simple">FII VINCILOGCI EB</text:a></text:p>
          </table:table-cell>
          <table:table-cell office:value-type="string" calcext:value-type="string">
            <text:p>VILG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vinvi-scci-VISC13/cotacao" xlink:type="simple">FII Vinvi SCCI</text:a></text:p>
          </table:table-cell>
          <table:table-cell office:value-type="string" calcext:value-type="string">
            <text:p>VISC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credito-XPCI12/cotacao" xlink:type="simple">FII XP Credito</text:a></text:p>
          </table:table-cell>
          <table:table-cell office:value-type="string" calcext:value-type="string">
            <text:p>XPCI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hot-ci-XPHT14/cotacao" xlink:type="simple">FII XP HOT CI</text:a></text:p>
          </table:table-cell>
          <table:table-cell office:value-type="string" calcext:value-type="string">
            <text:p>XPHT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indl-ci-er-XPIN12/cotacao" xlink:type="simple">FII XP INDL CI ER</text:a></text:p>
          </table:table-cell>
          <table:table-cell office:value-type="string" calcext:value-type="string">
            <text:p>XPIN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i-xp-prop-ci-XPPR12/cotacao" xlink:type="simple">FII XP Prop Ci</text:a></text:p>
          </table:table-cell>
          <table:table-cell office:value-type="string" calcext:value-type="string">
            <text:p>XPPR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financ-pn-CRIV4/cotacao" xlink:type="simple">ALFA FINANC PN</text:a></text:p>
          </table:table-cell>
          <table:table-cell office:value-type="string" calcext:value-type="string">
            <text:p>CRIV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alfa-financ-on-CRIV3/cotacao" xlink:type="simple">ALFA FINANC ON</text:a></text:p>
          </table:table-cell>
          <table:table-cell office:value-type="string" calcext:value-type="string">
            <text:p>CRI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ip-vinci-ieci-VIGT12/cotacao" xlink:type="simple">FIP Vinci IECI</text:a></text:p>
          </table:table-cell>
          <table:table-cell office:value-type="string" calcext:value-type="string">
            <text:p>VIGT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leury-on-FLRY3/cotacao" xlink:type="simple">FLEURY ON</text:a></text:p>
          </table:table-cell>
          <table:table-cell office:value-type="string" calcext:value-type="string">
            <text:p>FLRY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lex-gestao-de-relaciona-on-FLEX3/cotacao" xlink:type="simple">Flex Gestao De Relaciona... ON</text:a></text:p>
          </table:table-cell>
          <table:table-cell office:value-type="string" calcext:value-type="string">
            <text:p>FLEX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ly-acai-pna-pna-FLYC5L/cotacao" xlink:type="simple">Fly Acai PNA PNA</text:a></text:p>
          </table:table-cell>
          <table:table-cell office:value-type="string" calcext:value-type="string">
            <text:p>FLYC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cus-energia-holding-pa-on-POWE3/cotacao" xlink:type="simple">Focus Energia Holding Pa... ON</text:a></text:p>
          </table:table-cell>
          <table:table-cell office:value-type="string" calcext:value-type="string">
            <text:p>POW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cus-energia-holding-pa-FOCUS%2FON/cotacao" xlink:type="simple">Focus Energia Holding Pa...</text:a></text:p>
          </table:table-cell>
          <table:table-cell office:value-type="string" calcext:value-type="string">
            <text:p>FOCUS/O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rja-taurus-pn-FJTA4/cotacao" xlink:type="simple">FORJA TAURUS PN</text:a></text:p>
          </table:table-cell>
          <table:table-cell office:value-type="string" calcext:value-type="string">
            <text:p>FJT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orja-taurus-on-FJTA3/cotacao" xlink:type="simple">FORJA TAURUS ON</text:a></text:p>
          </table:table-cell>
          <table:table-cell office:value-type="string" calcext:value-type="string">
            <text:p>FJ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rango-norte-pna-pna-FNAG5L/cotacao" xlink:type="simple">Frango Norte PNA PNA</text:a></text:p>
          </table:table-cell>
          <table:table-cell office:value-type="string" calcext:value-type="string">
            <text:p>FNAG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ras-le-on-FRAS3/cotacao" xlink:type="simple">FRAS-LE ON</text:a></text:p>
          </table:table-cell>
          <table:table-cell office:value-type="string" calcext:value-type="string">
            <text:p>FRAS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frutivita-pna-FVIT5L/cotacao" xlink:type="simple">Frutivita PNA</text:a></text:p>
          </table:table-cell>
          <table:table-cell office:value-type="string" calcext:value-type="string">
            <text:p>FVIT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gafisa-on-GFSA3/cotacao" xlink:type="simple">GAFISA ON</text:a></text:p>
          </table:table-cell>
          <table:table-cell office:value-type="string" calcext:value-type="string">
            <text:p>GF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on-GFSA9/cotacao" xlink:type="simple">GAFISA ON</text:a></text:p>
          </table:table-cell>
          <table:table-cell office:value-type="string" calcext:value-type="string">
            <text:p>GFSA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GFSA11/cotacao" xlink:type="simple">GAFISA</text:a></text:p>
          </table:table-cell>
          <table:table-cell office:value-type="string" calcext:value-type="string">
            <text:p>GFSA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GFSA12/cotacao" xlink:type="simple">GAFISA</text:a></text:p>
          </table:table-cell>
          <table:table-cell office:value-type="string" calcext:value-type="string">
            <text:p>GFSA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fisa-on-GFSA1/cotacao" xlink:type="simple">GAFISA ON</text:a></text:p>
          </table:table-cell>
          <table:table-cell office:value-type="string" calcext:value-type="string">
            <text:p>GFSA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ma-participacoes-on-OPGM3B/cotacao" xlink:type="simple">Gama Participacoes ON</text:a></text:p>
          </table:table-cell>
          <table:table-cell office:value-type="string" calcext:value-type="string">
            <text:p>OPGM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ameleira-pna-pna-GPSA5L/cotacao" xlink:type="simple">Gameleira Pna PNA</text:a></text:p>
          </table:table-cell>
          <table:table-cell office:value-type="string" calcext:value-type="string">
            <text:p>GPSA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masa-pnc-pnc-GESA7L/cotacao" xlink:type="simple">Gemasa Pnc PNC</text:a></text:p>
          </table:table-cell>
          <table:table-cell office:value-type="string" calcext:value-type="string">
            <text:p>GESA7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neral-shop-on-GSHP3/cotacao" xlink:type="simple">GENERAL SHOP ON</text:a></text:p>
          </table:table-cell>
          <table:table-cell office:value-type="string" calcext:value-type="string">
            <text:p>GSH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dau-on-GGBR3/cotacao" xlink:type="simple">GERDAU ON</text:a></text:p>
          </table:table-cell>
          <table:table-cell office:value-type="string" calcext:value-type="string">
            <text:p>GG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erdau-pn-GGBR4/cotacao" xlink:type="simple">GERDAU PN</text:a></text:p>
          </table:table-cell>
          <table:table-cell office:value-type="string" calcext:value-type="string">
            <text:p>GGBR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ol-pn-GOLL4/cotacao" xlink:type="simple">GOL PN</text:a></text:p>
          </table:table-cell>
          <table:table-cell office:value-type="string" calcext:value-type="string">
            <text:p>GOLL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ol-pn-GOLL12/cotacao" xlink:type="simple">GOL PN</text:a></text:p>
          </table:table-cell>
          <table:table-cell office:value-type="string" calcext:value-type="string">
            <text:p>GOLL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ol-pn-GOLL11/cotacao" xlink:type="simple">GOL PN</text:a></text:p>
          </table:table-cell>
          <table:table-cell office:value-type="string" calcext:value-type="string">
            <text:p>GOL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pc-part-pn-GPCP4/cotacao" xlink:type="simple">GPC PART PN</text:a></text:p>
          </table:table-cell>
          <table:table-cell office:value-type="string" calcext:value-type="string">
            <text:p>GPC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pc-part-on-GPCP3/cotacao" xlink:type="simple">GPC PART ON</text:a></text:p>
          </table:table-cell>
          <table:table-cell office:value-type="string" calcext:value-type="string">
            <text:p>GPC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amazon-pna-mb-pna-GRMZ5L/cotacao" xlink:type="simple">GRAMAZON PNA MB PNA</text:a></text:p>
          </table:table-cell>
          <table:table-cell office:value-type="string" calcext:value-type="string">
            <text:p>GRMZ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azziotin-on-CGRA3/cotacao" xlink:type="simple">GRAZZIOTIN ON</text:a></text:p>
          </table:table-cell>
          <table:table-cell office:value-type="string" calcext:value-type="string">
            <text:p>CGR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azziotin-pn-CGRA4/cotacao" xlink:type="simple">GRAZZIOTIN PN</text:a></text:p>
          </table:table-cell>
          <table:table-cell office:value-type="string" calcext:value-type="string">
            <text:p>CGR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endene-on-GRND3/cotacao" xlink:type="simple">GRENDENE ON</text:a></text:p>
          </table:table-cell>
          <table:table-cell office:value-type="string" calcext:value-type="string">
            <text:p>GRN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de-moda-soma-on-SOMA3/cotacao" xlink:type="simple">Grupo De Moda Soma ON</text:a></text:p>
          </table:table-cell>
          <table:table-cell office:value-type="string" calcext:value-type="string">
            <text:p>SOM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mateus-on-GMAT3/cotacao" xlink:type="simple">Grupo Mateus ON</text:a></text:p>
          </table:table-cell>
          <table:table-cell office:value-type="string" calcext:value-type="string">
            <text:p>GMA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sbf-on-SBFG3/cotacao" xlink:type="simple">Grupo SBF ON</text:a></text:p>
          </table:table-cell>
          <table:table-cell office:value-type="string" calcext:value-type="string">
            <text:p>SBFG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rupo-soma-s-a-GSOM3/cotacao" xlink:type="simple">Grupo Soma S.A</text:a></text:p>
          </table:table-cell>
          <table:table-cell office:value-type="string" calcext:value-type="string">
            <text:p>GSOM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guararapes-on-GUAR3/cotacao" xlink:type="simple">GUARARAPES ON</text:a></text:p>
          </table:table-cell>
          <table:table-cell office:value-type="string" calcext:value-type="string">
            <text:p>GUA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haga-on-HAGA3/cotacao" xlink:type="simple">HAGA ON</text:a></text:p>
          </table:table-cell>
          <table:table-cell office:value-type="string" calcext:value-type="string">
            <text:p>HAG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ga-pn-HAGA4/cotacao" xlink:type="simple">HAGA PN</text:a></text:p>
          </table:table-cell>
          <table:table-cell office:value-type="string" calcext:value-type="string">
            <text:p>HAG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apvida-on-HAPV3/cotacao" xlink:type="simple">HAPVIDA ON</text:a></text:p>
          </table:table-cell>
          <table:table-cell office:value-type="string" calcext:value-type="string">
            <text:p>HAPV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br-realty-empreendiment-on-HBRE3/cotacao" xlink:type="simple">HBR Realty Empreendiment... ON</text:a></text:p>
          </table:table-cell>
          <table:table-cell office:value-type="string" calcext:value-type="string">
            <text:p>HBR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elbor-on-HBOR3/cotacao" xlink:type="simple">HELBOR ON</text:a></text:p>
          </table:table-cell>
          <table:table-cell office:value-type="string" calcext:value-type="string">
            <text:p>HBO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ercules-on-HETA3/cotacao" xlink:type="simple">HERCULES ON</text:a></text:p>
          </table:table-cell>
          <table:table-cell office:value-type="string" calcext:value-type="string">
            <text:p>HE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ercules-pn-HETA4/cotacao" xlink:type="simple">HERCULES PN</text:a></text:p>
          </table:table-cell>
          <table:table-cell office:value-type="string" calcext:value-type="string">
            <text:p>HETA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idrovias-do-brasil-on-HBSA3/cotacao" xlink:type="simple">Hidrovias DO Brasil ON</text:a></text:p>
          </table:table-cell>
          <table:table-cell office:value-type="string" calcext:value-type="string">
            <text:p>HBS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is-global-pna-HTGL5L/cotacao" xlink:type="simple">Hoteis Global PNA</text:a></text:p>
          </table:table-cell>
          <table:table-cell office:value-type="string" calcext:value-type="string">
            <text:p>HTGL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is-othon-pn-HOOT4/cotacao" xlink:type="simple">HOTEIS OTHON PN</text:a></text:p>
          </table:table-cell>
          <table:table-cell office:value-type="string" calcext:value-type="string">
            <text:p>HOOT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is-othon-on-HOOT3/cotacao" xlink:type="simple">HOTEIS OTHON ON</text:a></text:p>
          </table:table-cell>
          <table:table-cell office:value-type="string" calcext:value-type="string">
            <text:p>HOO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otel-caicara-pn-HCCR4L/cotacao" xlink:type="simple">Hotel Caicara PN</text:a></text:p>
          </table:table-cell>
          <table:table-cell office:value-type="string" calcext:value-type="string">
            <text:p>HCCR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hypera-on-HYPE3/cotacao" xlink:type="simple">HYPERA ON</text:a></text:p>
          </table:table-cell>
          <table:table-cell office:value-type="string" calcext:value-type="string">
            <text:p>HYP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ção</text:p>
          </table:table-cell>
          <table:table-cell table:style-name="ce3" office:value-type="string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-dividendos-IDIV11/cotacao" xlink:type="simple">I dividendos</text:a></text:p>
          </table:table-cell>
          <table:table-cell office:value-type="string" calcext:value-type="string">
            <text:p>IDIV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brasil-IBRA11/cotacao" xlink:type="simple">Ibrasil</text:a></text:p>
          </table:table-cell>
          <table:table-cell office:value-type="string" calcext:value-type="string">
            <text:p>IBRA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consumo-ICON11/cotacao" xlink:type="simple">Iconsumo</text:a></text:p>
          </table:table-cell>
          <table:table-cell office:value-type="string" calcext:value-type="string">
            <text:p>ICON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deiasnet-on-IDNT3/cotacao" xlink:type="simple">IDEIASNET ON</text:a></text:p>
          </table:table-cell>
          <table:table-cell office:value-type="string" calcext:value-type="string">
            <text:p>ID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financeiro-IFNC11/cotacao" xlink:type="simple">IFinanceiro</text:a></text:p>
          </table:table-cell>
          <table:table-cell office:value-type="string" calcext:value-type="string">
            <text:p>IFNC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b-s-a-on-IGBR1/cotacao" xlink:type="simple">IGB S/A ON</text:a></text:p>
          </table:table-cell>
          <table:table-cell office:value-type="string" calcext:value-type="string">
            <text:p>IGBR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b-s-a-on-IGBR3/cotacao" xlink:type="simple">IGB S/A ON</text:a></text:p>
          </table:table-cell>
          <table:table-cell office:value-type="string" calcext:value-type="string">
            <text:p>IGBR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c-ign-nm-IGNM11/cotacao" xlink:type="simple">Igc IGN Nm</text:a></text:p>
          </table:table-cell>
          <table:table-cell office:value-type="string" calcext:value-type="string">
            <text:p>IGNM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c-trade-IGCT11/cotacao" xlink:type="simple">IGC Trade</text:a></text:p>
          </table:table-cell>
          <table:table-cell office:value-type="string" calcext:value-type="string">
            <text:p>IGCT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ua-saneamento-on-IGSN3/cotacao" xlink:type="simple">Igua Saneamento ON</text:a></text:p>
          </table:table-cell>
          <table:table-cell office:value-type="string" calcext:value-type="string">
            <text:p>IGSN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guatemi-on-IGTA3/cotacao" xlink:type="simple">IGUATEMI ON</text:a></text:p>
          </table:table-cell>
          <table:table-cell office:value-type="string" calcext:value-type="string">
            <text:p>IGTA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at-basicos-IMAT11/cotacao" xlink:type="simple">Imat Basicos</text:a></text:p>
          </table:table-cell>
          <table:table-cell office:value-type="string" calcext:value-type="string">
            <text:p>IMAT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obiliario-IMOB11/cotacao" xlink:type="simple">Imobiliario</text:a></text:p>
          </table:table-cell>
          <table:table-cell office:value-type="string" calcext:value-type="string">
            <text:p>IMOB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perador-pna-IAIC5L/cotacao" xlink:type="simple">Imperador PNA</text:a></text:p>
          </table:table-cell>
          <table:table-cell office:value-type="string" calcext:value-type="string">
            <text:p>IAIC5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fdo-imob-IFIL11/cotacao" xlink:type="simple">IND FDO IMOB</text:a></text:p>
          </table:table-cell>
          <table:table-cell office:value-type="string" calcext:value-type="string">
            <text:p>IFI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-fdo-imob-ifi-IFIX11/cotacao" xlink:type="simple">Ind Fdo Imob IFI</text:a></text:p>
          </table:table-cell>
          <table:table-cell office:value-type="string" calcext:value-type="string">
            <text:p>IFI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bovespa-IBOV11/cotacao" xlink:type="simple">Indice Bovespa</text:a></text:p>
          </table:table-cell>
          <table:table-cell office:value-type="string" calcext:value-type="string">
            <text:p>IBOV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brasil-IBXX11/cotacao" xlink:type="simple">Indice Brasil</text:a></text:p>
          </table:table-cell>
          <table:table-cell office:value-type="string" calcext:value-type="string">
            <text:p>IBX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energia-eletrica-IEEX11/cotacao" xlink:type="simple">Indice Energia Eletrica</text:a></text:p>
          </table:table-cell>
          <table:table-cell office:value-type="string" calcext:value-type="string">
            <text:p>IEE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governanca-corpor-IGCX11/cotacao" xlink:type="simple">Indice Governanca Corpor...</text:a></text:p>
          </table:table-cell>
          <table:table-cell office:value-type="string" calcext:value-type="string">
            <text:p>IGC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ibrx-50-IBXL11/cotacao" xlink:type="simple">Indice Ibrx 50</text:a></text:p>
          </table:table-cell>
          <table:table-cell office:value-type="string" calcext:value-type="string">
            <text:p>IBXL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setor-indl-INDX11/cotacao" xlink:type="simple">Indice Setor Indl</text:a></text:p>
          </table:table-cell>
          <table:table-cell office:value-type="string" calcext:value-type="string">
            <text:p>IND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tag-along-ITAG11/cotacao" xlink:type="simple">Indice Tag Along</text:a></text:p>
          </table:table-cell>
          <table:table-cell office:value-type="string" calcext:value-type="string">
            <text:p>ITAG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ice-valor-bovespa-seg-IVBX11/cotacao" xlink:type="simple">Indice Valor Bovespa Seg...</text:a></text:p>
          </table:table-cell>
          <table:table-cell office:value-type="string" calcext:value-type="string">
            <text:p>IVBX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-b-duarte-on-JBDU3/cotacao" xlink:type="simple">J B DUARTE ON</text:a></text:p>
          </table:table-cell>
          <table:table-cell office:value-type="string" calcext:value-type="string">
            <text:p>JBDU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j-b-duarte-pn-JBDU4/cotacao" xlink:type="simple">J B DUARTE PN</text:a></text:p>
          </table:table-cell>
          <table:table-cell office:value-type="string" calcext:value-type="string">
            <text:p>JBDU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ds-romi-on-ROMI3/cotacao" xlink:type="simple">INDS ROMI ON</text:a></text:p>
          </table:table-cell>
          <table:table-cell office:value-type="string" calcext:value-type="string">
            <text:p>ROM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epar-pn-INEP4/cotacao" xlink:type="simple">INEPAR PN</text:a></text:p>
          </table:table-cell>
          <table:table-cell office:value-type="string" calcext:value-type="string">
            <text:p>INEP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epar-on-INEP3/cotacao" xlink:type="simple">INEPAR ON</text:a></text:p>
          </table:table-cell>
          <table:table-cell office:value-type="string" calcext:value-type="string">
            <text:p>INEP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ga-agroflorestal-pn-INGA4L/cotacao" xlink:type="simple">Inga Agroflorestal PN</text:a></text:p>
          </table:table-cell>
          <table:table-cell office:value-type="string" calcext:value-type="string">
            <text:p>INGA4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ncorp-on-SLCT3B/cotacao" xlink:type="simple">Inncorp ON</text:a></text:p>
          </table:table-cell>
          <table:table-cell office:value-type="string" calcext:value-type="string">
            <text:p>SLCT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hpardini-on-PARD3/cotacao" xlink:type="simple">IHPARDINI ON</text:a></text:p>
          </table:table-cell>
          <table:table-cell office:value-type="string" calcext:value-type="string">
            <text:p>PARD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telbras-s-a-on-INTB3/cotacao" xlink:type="simple">Intelbras S.A ON</text:a></text:p>
          </table:table-cell>
          <table:table-cell office:value-type="string" calcext:value-type="string">
            <text:p>INTB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ter-construtora-on-INNT3/cotacao" xlink:type="simple">INTER CONSTRUTORA ON</text:a></text:p>
          </table:table-cell>
          <table:table-cell office:value-type="string" calcext:value-type="string">
            <text:p>INNT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termedica-on-GNDI3/cotacao" xlink:type="simple">INTERMEDICA ON</text:a></text:p>
          </table:table-cell>
          <table:table-cell office:value-type="string" calcext:value-type="string">
            <text:p>GNDI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mc-s-a-on-MEAL3/cotacao" xlink:type="simple">IMC S/A ON</text:a></text:p>
          </table:table-cell>
          <table:table-cell office:value-type="string" calcext:value-type="string">
            <text:p>MEAL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-bemge-pn-FIGE4/cotacao" xlink:type="simple">INVEST BEMGE PN</text:a></text:p>
          </table:table-cell>
          <table:table-cell office:value-type="string" calcext:value-type="string">
            <text:p>FIGE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-bemge-on-FIGE3/cotacao" xlink:type="simple">INVEST BEMGE ON</text:a></text:p>
          </table:table-cell>
          <table:table-cell office:value-type="string" calcext:value-type="string">
            <text:p>FIGE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s-participacoes-in-on-IVPR3B/cotacao" xlink:type="simple">Invests Participacoes In... ON</text:a></text:p>
          </table:table-cell>
          <table:table-cell office:value-type="string" calcext:value-type="string">
            <text:p>IVPR3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nvests-participacoes-in-pn-IVPR4B/cotacao" xlink:type="simple">Invests Participacoes In... PN</text:a></text:p>
          </table:table-cell>
          <table:table-cell office:value-type="string" calcext:value-type="string">
            <text:p>IVPR4B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<text:a xlink:href="https://br.advfn.com/bolsa-de-valores/bovespa/iochp-maxion-on-MYPK3/cotacao" xlink:type="simple">IOCHP-MAXION ON</text:a></text:p>
          </table:table-cell>
          <table:table-cell office:value-type="string" calcext:value-type="string">
            <text:p>MYP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celulose-irani-pn-RANI4/cotacao" xlink:type="simple">CELULOSE IRANI PN</text:a></text:p>
          </table:table-cell>
          <table:table-cell office:value-type="string" calcext:value-type="string">
            <text:p>RANI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celulose-irani-on-RANI3/cotacao" xlink:type="simple">CELULOSE IRANI ON</text:a></text:p>
          </table:table-cell>
          <table:table-cell office:value-type="string" calcext:value-type="string">
            <text:p>RAN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rb-brasil-on-IRBR9/cotacao" xlink:type="simple">IRB BRASIL ON</text:a></text:p>
          </table:table-cell>
          <table:table-cell office:value-type="string" calcext:value-type="string">
            <text:p>IRBR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rb-brasil-on-IRBR1/cotacao" xlink:type="simple">IRB BRASIL ON</text:a></text:p>
          </table:table-cell>
          <table:table-cell office:value-type="string" calcext:value-type="string">
            <text:p>IRB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rb-brasil-on-IRBR3/cotacao" xlink:type="simple">IRB BRASIL ON</text:a></text:p>
          </table:table-cell>
          <table:table-cell office:value-type="string" calcext:value-type="string">
            <text:p>IRB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rb-brasil-on-IRBR9L/cotacao" xlink:type="simple">IRB BRASIL ON</text:a></text:p>
          </table:table-cell>
          <table:table-cell office:value-type="string" calcext:value-type="string">
            <text:p>IRBR9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rrigacao-santo-andre-sa-pna-IGSA5L/cotacao" xlink:type="simple">Irrigacao Santo Andre Sa... PNA</text:a></text:p>
          </table:table-cell>
          <table:table-cell office:value-type="string" calcext:value-type="string">
            <text:p>IGSA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se-indice-sustentabilid-ISEE11/cotacao" xlink:type="simple">Ise Indice Sustentabilid...</text:a></text:p>
          </table:table-cell>
          <table:table-cell office:value-type="string" calcext:value-type="string">
            <text:p>ISEE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shares-carbon-efficient-ICO211/cotacao" xlink:type="simple">Ishares Carbon Efficient</text:a></text:p>
          </table:table-cell>
          <table:table-cell office:value-type="string" calcext:value-type="string">
            <text:p>ICO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tau-unibanco-on-ITUB3/cotacao" xlink:type="simple">ITAU UNIBANCO ON</text:a></text:p>
          </table:table-cell>
          <table:table-cell office:value-type="string" calcext:value-type="string">
            <text:p>ITU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tau-unibanco-pn-ITUB4/cotacao" xlink:type="simple">ITAU UNIBANCO PN</text:a></text:p>
          </table:table-cell>
          <table:table-cell office:value-type="string" calcext:value-type="string">
            <text:p>ITU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tausa-on-ITSA3/cotacao" xlink:type="simple">ITAUSA ON</text:a></text:p>
          </table:table-cell>
          <table:table-cell office:value-type="string" calcext:value-type="string">
            <text:p>ITS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br.advfn.com/bolsa-de-valores/bovespa/itausa-pn-ITSA4/cotacao" xlink:type="simple">ITAUSA PN</text:a></text:p>
          </table:table-cell>
          <table:table-cell office:value-type="string" calcext:value-type="string">
            <text:p>ITSA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0:56:45.3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2:34:11.481000000</meta:creation-date>
    <dc:date>2021-04-09T16:17:47.033000000</dc:date>
    <meta:editing-duration>PT4H6M15S</meta:editing-duration>
    <meta:editing-cycles>14</meta:editing-cycles>
    <meta:generator>LibreOffice/5.4.1.2$Windows_x86 LibreOffice_project/ea7cb86e6eeb2bf3a5af73a8f7777ac570321527</meta:generator>
    <meta:document-statistic meta:table-count="1" meta:cell-count="1705" meta:object-count="0"/>
  </office:meta>
</office:document-meta>
</file>